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quare" table:style-name="ta1">
        <table:shapes>
          <draw:frame draw:z-index="0" draw:style-name="gr1" draw:text-style-name="P1" svg:width="26.074cm" svg:height="20.566cm" svg:x="1.955cm" svg:y="6.714cm">
            <draw:object draw:notify-on-update-of-ranges="Square.L4:Square.L7 Square.C4:Square.C53 Square.B3:Square.B3 Square.D4:Square.D53 Square.K3:Square.K3 Square.L4:Square.L7 Square.K4:Square.K7 Square.G4:Square.G53 Square.F3:Square.F3 Square.H4:Square.H5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3"/>
          <table:table-cell office:value-type="string" calcext:value-type="string">
            <text:p>Projection</text:p>
          </table:table-cell>
          <table:table-cell table:number-columns-repeated="4"/>
          <table:table-cell office:value-type="string" calcext:value-type="string">
            <text:p>poly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905" calcext:value-type="float">
            <text:p>1.1905</text:p>
          </table:table-cell>
          <table:table-cell office:value-type="float" office:value="0.1504" calcext:value-type="float">
            <text:p>0.15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1504" calcext:value-type="float">
            <text:p>0.1504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623" calcext:value-type="float">
            <text:p>1.1623</text:p>
          </table:table-cell>
          <table:table-cell office:value-type="float" office:value="0.2984" calcext:value-type="float">
            <text:p>0.29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984" calcext:value-type="float">
            <text:p>0.2984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1157" calcext:value-type="float">
            <text:p>1.1157</text:p>
          </table:table-cell>
          <table:table-cell office:value-type="float" office:value="0.4417" calcext:value-type="float">
            <text:p>0.44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417" calcext:value-type="float">
            <text:p>0.44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0516" calcext:value-type="float">
            <text:p>1.0516</text:p>
          </table:table-cell>
          <table:table-cell office:value-type="float" office:value="0.5781" calcext:value-type="float">
            <text:p>0.57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781" calcext:value-type="float">
            <text:p>0.57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7053" calcext:value-type="float">
            <text:p>0.70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7053" calcext:value-type="float">
            <text:p>0.7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215" calcext:value-type="float">
            <text:p>0.82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215" calcext:value-type="float">
            <text:p>0.8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9246" calcext:value-type="float">
            <text:p>0.92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9246" calcext:value-type="float">
            <text:p>0.9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643" calcext:value-type="float">
            <text:p>0.643</text:p>
          </table:table-cell>
          <table:table-cell office:value-type="float" office:value="1.0132" calcext:value-type="float">
            <text:p>1.01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643" calcext:value-type="float">
            <text:p>0.6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5109" calcext:value-type="float">
            <text:p>0.5109</text:p>
          </table:table-cell>
          <table:table-cell office:value-type="float" office:value="1.0858" calcext:value-type="float">
            <text:p>1.08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5109" calcext:value-type="float">
            <text:p>0.51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708" calcext:value-type="float">
            <text:p>0.3708</text:p>
          </table:table-cell>
          <table:table-cell office:value-type="float" office:value="1.1413" calcext:value-type="float">
            <text:p>1.14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708" calcext:value-type="float">
            <text:p>0.37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249" calcext:value-type="float">
            <text:p>0.2249</text:p>
          </table:table-cell>
          <table:table-cell office:value-type="float" office:value="1.1787" calcext:value-type="float">
            <text:p>1.17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249" calcext:value-type="float">
            <text:p>0.22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753" calcext:value-type="float">
            <text:p>0.0753</text:p>
          </table:table-cell>
          <table:table-cell office:value-type="float" office:value="1.1976" calcext:value-type="float">
            <text:p>1.19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753" calcext:value-type="float">
            <text:p>0.07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1.1976" calcext:value-type="float">
            <text:p>1.19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0.2249" calcext:value-type="float">
            <text:p>-0.2249</text:p>
          </table:table-cell>
          <table:table-cell office:value-type="float" office:value="1.1787" calcext:value-type="float">
            <text:p>1.17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0.2249" calcext:value-type="float">
            <text:p>-0.22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0.3708" calcext:value-type="float">
            <text:p>-0.3708</text:p>
          </table:table-cell>
          <table:table-cell office:value-type="float" office:value="1.1413" calcext:value-type="float">
            <text:p>1.14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3708" calcext:value-type="float">
            <text:p>-0.37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0.5109" calcext:value-type="float">
            <text:p>-0.5109</text:p>
          </table:table-cell>
          <table:table-cell office:value-type="float" office:value="1.0858" calcext:value-type="float">
            <text:p>1.08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5109" calcext:value-type="float">
            <text:p>-0.51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0.643" calcext:value-type="float">
            <text:p>-0.643</text:p>
          </table:table-cell>
          <table:table-cell office:value-type="float" office:value="1.0132" calcext:value-type="float">
            <text:p>1.01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0.643" calcext:value-type="float">
            <text:p>-0.64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0.7649" calcext:value-type="float">
            <text:p>-0.7649</text:p>
          </table:table-cell>
          <table:table-cell office:value-type="float" office:value="0.9246" calcext:value-type="float">
            <text:p>0.92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0.7649" calcext:value-type="float">
            <text:p>-0.7649</text:p>
          </table:table-cell>
          <table:table-cell office:value-type="float" office:value="0.9246" calcext:value-type="float">
            <text:p>0.9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0.8748" calcext:value-type="float">
            <text:p>-0.8748</text:p>
          </table:table-cell>
          <table:table-cell office:value-type="float" office:value="0.8215" calcext:value-type="float">
            <text:p>0.82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0.8748" calcext:value-type="float">
            <text:p>-0.8748</text:p>
          </table:table-cell>
          <table:table-cell office:value-type="float" office:value="0.8215" calcext:value-type="float">
            <text:p>0.8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9708" calcext:value-type="float">
            <text:p>-0.9708</text:p>
          </table:table-cell>
          <table:table-cell office:value-type="float" office:value="0.7053" calcext:value-type="float">
            <text:p>0.70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9708" calcext:value-type="float">
            <text:p>-0.9708</text:p>
          </table:table-cell>
          <table:table-cell office:value-type="float" office:value="0.7053" calcext:value-type="float">
            <text:p>0.7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1.0516" calcext:value-type="float">
            <text:p>-1.0516</text:p>
          </table:table-cell>
          <table:table-cell office:value-type="float" office:value="0.5781" calcext:value-type="float">
            <text:p>0.57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0.5781" calcext:value-type="float">
            <text:p>0.57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1.1157" calcext:value-type="float">
            <text:p>-1.1157</text:p>
          </table:table-cell>
          <table:table-cell office:value-type="float" office:value="0.4417" calcext:value-type="float">
            <text:p>0.44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0.4417" calcext:value-type="float">
            <text:p>0.4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1.1623" calcext:value-type="float">
            <text:p>-1.1623</text:p>
          </table:table-cell>
          <table:table-cell office:value-type="float" office:value="0.2984" calcext:value-type="float">
            <text:p>0.29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0.2984" calcext:value-type="float">
            <text:p>0.2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1.1905" calcext:value-type="float">
            <text:p>-1.1905</text:p>
          </table:table-cell>
          <table:table-cell office:value-type="float" office:value="0.1504" calcext:value-type="float">
            <text:p>0.15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0.1504" calcext:value-type="float">
            <text:p>0.1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-1.2" calcext:value-type="float">
            <text:p>-1.2</text:p>
          </table:table-cell>
          <table:table-cell table:style-name="ce1" office:value-type="float" office:value="-0.00000010491" calcext:value-type="float">
            <text:p>-1.0491E-007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-0.00000010491" calcext:value-type="float">
            <text:p>-1.0491E-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1.1905" calcext:value-type="float">
            <text:p>-1.1905</text:p>
          </table:table-cell>
          <table:table-cell office:value-type="float" office:value="-0.1504" calcext:value-type="float">
            <text:p>-0.150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1504" calcext:value-type="float">
            <text:p>-0.1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1.1623" calcext:value-type="float">
            <text:p>-1.1623</text:p>
          </table:table-cell>
          <table:table-cell office:value-type="float" office:value="-0.2984" calcext:value-type="float">
            <text:p>-0.29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2984" calcext:value-type="float">
            <text:p>-0.2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1.1157" calcext:value-type="float">
            <text:p>-1.1157</text:p>
          </table:table-cell>
          <table:table-cell office:value-type="float" office:value="-0.4417" calcext:value-type="float">
            <text:p>-0.44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4417" calcext:value-type="float">
            <text:p>-0.4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1.0516" calcext:value-type="float">
            <text:p>-1.0516</text:p>
          </table:table-cell>
          <table:table-cell office:value-type="float" office:value="-0.5781" calcext:value-type="float">
            <text:p>-0.578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5781" calcext:value-type="float">
            <text:p>-0.57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0.9708" calcext:value-type="float">
            <text:p>-0.9708</text:p>
          </table:table-cell>
          <table:table-cell office:value-type="float" office:value="-0.7053" calcext:value-type="float">
            <text:p>-0.70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0.9708" calcext:value-type="float">
            <text:p>-0.9708</text:p>
          </table:table-cell>
          <table:table-cell office:value-type="float" office:value="-0.7053" calcext:value-type="float">
            <text:p>-0.7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0.8748" calcext:value-type="float">
            <text:p>-0.8748</text:p>
          </table:table-cell>
          <table:table-cell office:value-type="float" office:value="-0.8215" calcext:value-type="float">
            <text:p>-0.82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0.8748" calcext:value-type="float">
            <text:p>-0.8748</text:p>
          </table:table-cell>
          <table:table-cell office:value-type="float" office:value="-0.8215" calcext:value-type="float">
            <text:p>-0.8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0.7649" calcext:value-type="float">
            <text:p>-0.7649</text:p>
          </table:table-cell>
          <table:table-cell office:value-type="float" office:value="-0.9246" calcext:value-type="float">
            <text:p>-0.924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0.7649" calcext:value-type="float">
            <text:p>-0.7649</text:p>
          </table:table-cell>
          <table:table-cell office:value-type="float" office:value="-0.9246" calcext:value-type="float">
            <text:p>-0.9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1.0132" calcext:value-type="float">
            <text:p>-1.013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0.5109" calcext:value-type="float">
            <text:p>-0.5109</text:p>
          </table:table-cell>
          <table:table-cell office:value-type="float" office:value="-1.0858" calcext:value-type="float">
            <text:p>-1.08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0.5109" calcext:value-type="float">
            <text:p>-0.5109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0.3708" calcext:value-type="float">
            <text:p>-0.3708</text:p>
          </table:table-cell>
          <table:table-cell office:value-type="float" office:value="-1.1413" calcext:value-type="float">
            <text:p>-1.14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0.3708" calcext:value-type="float">
            <text:p>-0.3708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0.2249" calcext:value-type="float">
            <text:p>-0.2249</text:p>
          </table:table-cell>
          <table:table-cell office:value-type="float" office:value="-1.1787" calcext:value-type="float">
            <text:p>-1.178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0.2249" calcext:value-type="float">
            <text:p>-0.2249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-1.1976" calcext:value-type="float">
            <text:p>-1.19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753" calcext:value-type="float">
            <text:p>0.0753</text:p>
          </table:table-cell>
          <table:table-cell office:value-type="float" office:value="-1.1976" calcext:value-type="float">
            <text:p>-1.197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753" calcext:value-type="float">
            <text:p>0.0753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2249" calcext:value-type="float">
            <text:p>0.2249</text:p>
          </table:table-cell>
          <table:table-cell office:value-type="float" office:value="-1.1787" calcext:value-type="float">
            <text:p>-1.17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2249" calcext:value-type="float">
            <text:p>0.2249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3708" calcext:value-type="float">
            <text:p>0.3708</text:p>
          </table:table-cell>
          <table:table-cell office:value-type="float" office:value="-1.1413" calcext:value-type="float">
            <text:p>-1.14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708" calcext:value-type="float">
            <text:p>0.3708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5109" calcext:value-type="float">
            <text:p>0.5109</text:p>
          </table:table-cell>
          <table:table-cell office:value-type="float" office:value="-1.0858" calcext:value-type="float">
            <text:p>-1.085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109" calcext:value-type="float">
            <text:p>0.5109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643" calcext:value-type="float">
            <text:p>0.643</text:p>
          </table:table-cell>
          <table:table-cell office:value-type="float" office:value="-1.0132" calcext:value-type="float">
            <text:p>-1.013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43" calcext:value-type="float">
            <text:p>0.643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7649" calcext:value-type="float">
            <text:p>0.7649</text:p>
          </table:table-cell>
          <table:table-cell office:value-type="float" office:value="-0.9246" calcext:value-type="float">
            <text:p>-0.924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7649" calcext:value-type="float">
            <text:p>0.7649</text:p>
          </table:table-cell>
          <table:table-cell office:value-type="float" office:value="-0.9246" calcext:value-type="float">
            <text:p>-0.9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8748" calcext:value-type="float">
            <text:p>0.8748</text:p>
          </table:table-cell>
          <table:table-cell office:value-type="float" office:value="-0.8215" calcext:value-type="float">
            <text:p>-0.821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748" calcext:value-type="float">
            <text:p>0.8748</text:p>
          </table:table-cell>
          <table:table-cell office:value-type="float" office:value="-0.8215" calcext:value-type="float">
            <text:p>-0.8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9708" calcext:value-type="float">
            <text:p>0.9708</text:p>
          </table:table-cell>
          <table:table-cell office:value-type="float" office:value="-0.7053" calcext:value-type="float">
            <text:p>-0.70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9708" calcext:value-type="float">
            <text:p>0.9708</text:p>
          </table:table-cell>
          <table:table-cell office:value-type="float" office:value="-0.7053" calcext:value-type="float">
            <text:p>-0.7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0516" calcext:value-type="float">
            <text:p>1.0516</text:p>
          </table:table-cell>
          <table:table-cell office:value-type="float" office:value="-0.5781" calcext:value-type="float">
            <text:p>-0.578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-0.5781" calcext:value-type="float">
            <text:p>-0.57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.1157" calcext:value-type="float">
            <text:p>1.1157</text:p>
          </table:table-cell>
          <table:table-cell office:value-type="float" office:value="-0.4417" calcext:value-type="float">
            <text:p>-0.44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-0.4417" calcext:value-type="float">
            <text:p>-0.4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.1623" calcext:value-type="float">
            <text:p>1.1623</text:p>
          </table:table-cell>
          <table:table-cell office:value-type="float" office:value="-0.2984" calcext:value-type="float">
            <text:p>-0.298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-0.2984" calcext:value-type="float">
            <text:p>-0.2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.1905" calcext:value-type="float">
            <text:p>1.1905</text:p>
          </table:table-cell>
          <table:table-cell office:value-type="float" office:value="-0.1504" calcext:value-type="float">
            <text:p>-0.150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-0.1504" calcext:value-type="float">
            <text:p>-0.1504</text:p>
          </table:table-cell>
          <table:table-cell table:number-columns-repeated="4"/>
        </table:table-row>
      </table:table>
      <table:table table:name="Triangle" table:style-name="ta1">
        <table:shapes>
          <draw:frame draw:z-index="0" draw:style-name="gr1" draw:text-style-name="P1" svg:width="26.074cm" svg:height="20.566cm" svg:x="30.506cm" svg:y="2.463cm">
            <draw:object draw:notify-on-update-of-ranges="Triangle.L4:Triangle.L7 Triangle.C4:Triangle.C53 Triangle.B3:Triangle.B3 Triangle.D4:Triangle.D53 Triangle.K4:Triangle.K7 Triangle.K3:Triangle.K3 Triangle.L4:Triangle.L7 Triangle.G4:Triangle.G53 Triangle.F3:Triangle.F3 Triangle.H4:Triangle.H5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3"/>
          <table:table-cell office:value-type="string" calcext:value-type="string">
            <text:p>Projection</text:p>
          </table:table-cell>
          <table:table-cell table:number-columns-repeated="4"/>
          <table:table-cell office:value-type="string" calcext:value-type="string">
            <text:p>poly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828" calcext:value-type="float">
            <text:p>0.6828</text:p>
          </table:table-cell>
          <table:table-cell office:value-type="float" office:value="-0.2069" calcext:value-type="float">
            <text:p>-0.20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905" calcext:value-type="float">
            <text:p>1.1905</text:p>
          </table:table-cell>
          <table:table-cell office:value-type="float" office:value="0.1504" calcext:value-type="float">
            <text:p>0.15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96" calcext:value-type="float">
            <text:p>0.6296</text:p>
          </table:table-cell>
          <table:table-cell office:value-type="float" office:value="-0.074" calcext:value-type="float">
            <text:p>-0.074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623" calcext:value-type="float">
            <text:p>1.1623</text:p>
          </table:table-cell>
          <table:table-cell office:value-type="float" office:value="0.2984" calcext:value-type="float">
            <text:p>0.29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0634" calcext:value-type="float">
            <text:p>0.06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1157" calcext:value-type="float">
            <text:p>1.1157</text:p>
          </table:table-cell>
          <table:table-cell office:value-type="float" office:value="0.4417" calcext:value-type="float">
            <text:p>0.44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203" calcext:value-type="float">
            <text:p>0.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0516" calcext:value-type="float">
            <text:p>1.0516</text:p>
          </table:table-cell>
          <table:table-cell office:value-type="float" office:value="0.5781" calcext:value-type="float">
            <text:p>0.57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29" calcext:value-type="float">
            <text:p>0.4629</text:p>
          </table:table-cell>
          <table:table-cell office:value-type="float" office:value="0.3427" calcext:value-type="float">
            <text:p>0.3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7053" calcext:value-type="float">
            <text:p>0.70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4802" calcext:value-type="float">
            <text:p>0.4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215" calcext:value-type="float">
            <text:p>0.82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6134" calcext:value-type="float">
            <text:p>0.6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9246" calcext:value-type="float">
            <text:p>0.92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039" calcext:value-type="float">
            <text:p>0.3039</text:p>
          </table:table-cell>
          <table:table-cell office:value-type="float" office:value="0.7402" calcext:value-type="float">
            <text:p>0.7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643" calcext:value-type="float">
            <text:p>0.643</text:p>
          </table:table-cell>
          <table:table-cell office:value-type="float" office:value="1.0132" calcext:value-type="float">
            <text:p>1.01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8586" calcext:value-type="float">
            <text:p>0.8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5109" calcext:value-type="float">
            <text:p>0.5109</text:p>
          </table:table-cell>
          <table:table-cell office:value-type="float" office:value="1.0858" calcext:value-type="float">
            <text:p>1.08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9667" calcext:value-type="float">
            <text:p>0.9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708" calcext:value-type="float">
            <text:p>0.3708</text:p>
          </table:table-cell>
          <table:table-cell office:value-type="float" office:value="1.1413" calcext:value-type="float">
            <text:p>1.14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748" calcext:value-type="float">
            <text:p>0.1748</text:p>
          </table:table-cell>
          <table:table-cell office:value-type="float" office:value="1.0629" calcext:value-type="float">
            <text:p>1.0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249" calcext:value-type="float">
            <text:p>0.2249</text:p>
          </table:table-cell>
          <table:table-cell office:value-type="float" office:value="1.1787" calcext:value-type="float">
            <text:p>1.17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18" calcext:value-type="float">
            <text:p>0.1418</text:p>
          </table:table-cell>
          <table:table-cell office:value-type="float" office:value="1.1455" calcext:value-type="float">
            <text:p>1.1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753" calcext:value-type="float">
            <text:p>0.0753</text:p>
          </table:table-cell>
          <table:table-cell office:value-type="float" office:value="1.1976" calcext:value-type="float">
            <text:p>1.19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753" calcext:value-type="float">
            <text:p>0.0753</text:p>
          </table:table-cell>
          <table:table-cell office:value-type="float" office:value="1.1976" calcext:value-type="float">
            <text:p>1.1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1.1976" calcext:value-type="float">
            <text:p>1.19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1.1976" calcext:value-type="float">
            <text:p>1.1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0.2249" calcext:value-type="float">
            <text:p>-0.2249</text:p>
          </table:table-cell>
          <table:table-cell office:value-type="float" office:value="1.1787" calcext:value-type="float">
            <text:p>1.17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0.1418" calcext:value-type="float">
            <text:p>-0.1418</text:p>
          </table:table-cell>
          <table:table-cell office:value-type="float" office:value="1.1455" calcext:value-type="float">
            <text:p>1.1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0.3708" calcext:value-type="float">
            <text:p>-0.3708</text:p>
          </table:table-cell>
          <table:table-cell office:value-type="float" office:value="1.1413" calcext:value-type="float">
            <text:p>1.14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1748" calcext:value-type="float">
            <text:p>-0.1748</text:p>
          </table:table-cell>
          <table:table-cell office:value-type="float" office:value="1.0629" calcext:value-type="float">
            <text:p>1.0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0.5109" calcext:value-type="float">
            <text:p>-0.5109</text:p>
          </table:table-cell>
          <table:table-cell office:value-type="float" office:value="1.0858" calcext:value-type="float">
            <text:p>1.08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2133" calcext:value-type="float">
            <text:p>-0.2133</text:p>
          </table:table-cell>
          <table:table-cell office:value-type="float" office:value="0.9667" calcext:value-type="float">
            <text:p>0.9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0.643" calcext:value-type="float">
            <text:p>-0.643</text:p>
          </table:table-cell>
          <table:table-cell office:value-type="float" office:value="1.0132" calcext:value-type="float">
            <text:p>1.01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0.8586" calcext:value-type="float">
            <text:p>0.8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0.7649" calcext:value-type="float">
            <text:p>-0.7649</text:p>
          </table:table-cell>
          <table:table-cell office:value-type="float" office:value="0.9246" calcext:value-type="float">
            <text:p>0.92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0.3039" calcext:value-type="float">
            <text:p>-0.3039</text:p>
          </table:table-cell>
          <table:table-cell office:value-type="float" office:value="0.7402" calcext:value-type="float">
            <text:p>0.7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0.8748" calcext:value-type="float">
            <text:p>-0.8748</text:p>
          </table:table-cell>
          <table:table-cell office:value-type="float" office:value="0.8215" calcext:value-type="float">
            <text:p>0.82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0.3546" calcext:value-type="float">
            <text:p>-0.3546</text:p>
          </table:table-cell>
          <table:table-cell office:value-type="float" office:value="0.6134" calcext:value-type="float">
            <text:p>0.6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9708" calcext:value-type="float">
            <text:p>-0.9708</text:p>
          </table:table-cell>
          <table:table-cell office:value-type="float" office:value="0.7053" calcext:value-type="float">
            <text:p>0.70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4079" calcext:value-type="float">
            <text:p>-0.4079</text:p>
          </table:table-cell>
          <table:table-cell office:value-type="float" office:value="0.4802" calcext:value-type="float">
            <text:p>0.4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1.0516" calcext:value-type="float">
            <text:p>-1.0516</text:p>
          </table:table-cell>
          <table:table-cell office:value-type="float" office:value="0.5781" calcext:value-type="float">
            <text:p>0.57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0.4629" calcext:value-type="float">
            <text:p>-0.4629</text:p>
          </table:table-cell>
          <table:table-cell office:value-type="float" office:value="0.3427" calcext:value-type="float">
            <text:p>0.3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1.1157" calcext:value-type="float">
            <text:p>-1.1157</text:p>
          </table:table-cell>
          <table:table-cell office:value-type="float" office:value="0.4417" calcext:value-type="float">
            <text:p>0.44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0.5188" calcext:value-type="float">
            <text:p>-0.5188</text:p>
          </table:table-cell>
          <table:table-cell office:value-type="float" office:value="0.203" calcext:value-type="float">
            <text:p>0.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1.1623" calcext:value-type="float">
            <text:p>-1.1623</text:p>
          </table:table-cell>
          <table:table-cell office:value-type="float" office:value="0.2984" calcext:value-type="float">
            <text:p>0.29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0.5747" calcext:value-type="float">
            <text:p>-0.5747</text:p>
          </table:table-cell>
          <table:table-cell office:value-type="float" office:value="0.0634" calcext:value-type="float">
            <text:p>0.06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1.1905" calcext:value-type="float">
            <text:p>-1.1905</text:p>
          </table:table-cell>
          <table:table-cell office:value-type="float" office:value="0.1504" calcext:value-type="float">
            <text:p>0.15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0.6296" calcext:value-type="float">
            <text:p>-0.6296</text:p>
          </table:table-cell>
          <table:table-cell office:value-type="float" office:value="-0.074" calcext:value-type="float">
            <text:p>-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-1.2" calcext:value-type="float">
            <text:p>-1.2</text:p>
          </table:table-cell>
          <table:table-cell table:style-name="ce1" office:value-type="float" office:value="-0.00000010491" calcext:value-type="float">
            <text:p>-1.0491E-007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-0.6828" calcext:value-type="float">
            <text:p>-0.6828</text:p>
          </table:table-cell>
          <table:table-cell table:style-name="ce1" office:value-type="float" office:value="-0.2069" calcext:value-type="float">
            <text:p>-0.2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1.1905" calcext:value-type="float">
            <text:p>-1.1905</text:p>
          </table:table-cell>
          <table:table-cell office:value-type="float" office:value="-0.1504" calcext:value-type="float">
            <text:p>-0.150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0.7333" calcext:value-type="float">
            <text:p>-0.7333</text:p>
          </table:table-cell>
          <table:table-cell office:value-type="float" office:value="-0.3333" calcext:value-type="float">
            <text:p>-0.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1.1623" calcext:value-type="float">
            <text:p>-1.1623</text:p>
          </table:table-cell>
          <table:table-cell office:value-type="float" office:value="-0.2984" calcext:value-type="float">
            <text:p>-0.29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0.7805" calcext:value-type="float">
            <text:p>-0.7805</text:p>
          </table:table-cell>
          <table:table-cell office:value-type="float" office:value="-0.4512" calcext:value-type="float">
            <text:p>-0.4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1.1157" calcext:value-type="float">
            <text:p>-1.1157</text:p>
          </table:table-cell>
          <table:table-cell office:value-type="float" office:value="-0.4417" calcext:value-type="float">
            <text:p>-0.44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0.8235" calcext:value-type="float">
            <text:p>-0.8235</text:p>
          </table:table-cell>
          <table:table-cell office:value-type="float" office:value="-0.5587" calcext:value-type="float">
            <text:p>-0.5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1.0516" calcext:value-type="float">
            <text:p>-1.0516</text:p>
          </table:table-cell>
          <table:table-cell office:value-type="float" office:value="-0.5781" calcext:value-type="float">
            <text:p>-0.578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0.8616" calcext:value-type="float">
            <text:p>-0.8616</text:p>
          </table:table-cell>
          <table:table-cell office:value-type="float" office:value="-0.6541" calcext:value-type="float">
            <text:p>-0.6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0.9708" calcext:value-type="float">
            <text:p>-0.9708</text:p>
          </table:table-cell>
          <table:table-cell office:value-type="float" office:value="-0.7053" calcext:value-type="float">
            <text:p>-0.70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0.8944" calcext:value-type="float">
            <text:p>-0.8944</text:p>
          </table:table-cell>
          <table:table-cell office:value-type="float" office:value="-0.7359" calcext:value-type="float">
            <text:p>-0.7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0.8748" calcext:value-type="float">
            <text:p>-0.8748</text:p>
          </table:table-cell>
          <table:table-cell office:value-type="float" office:value="-0.8215" calcext:value-type="float">
            <text:p>-0.82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0.8748" calcext:value-type="float">
            <text:p>-0.8748</text:p>
          </table:table-cell>
          <table:table-cell office:value-type="float" office:value="-0.8215" calcext:value-type="float">
            <text:p>-0.8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0.7649" calcext:value-type="float">
            <text:p>-0.7649</text:p>
          </table:table-cell>
          <table:table-cell office:value-type="float" office:value="-0.9246" calcext:value-type="float">
            <text:p>-0.924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0.7649" calcext:value-type="float">
            <text:p>-0.7649</text:p>
          </table:table-cell>
          <table:table-cell office:value-type="float" office:value="-0.9246" calcext:value-type="float">
            <text:p>-0.9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1.0132" calcext:value-type="float">
            <text:p>-1.013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0.5109" calcext:value-type="float">
            <text:p>-0.5109</text:p>
          </table:table-cell>
          <table:table-cell office:value-type="float" office:value="-1.0858" calcext:value-type="float">
            <text:p>-1.08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0.5109" calcext:value-type="float">
            <text:p>-0.5109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0.3708" calcext:value-type="float">
            <text:p>-0.3708</text:p>
          </table:table-cell>
          <table:table-cell office:value-type="float" office:value="-1.1413" calcext:value-type="float">
            <text:p>-1.141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0.3708" calcext:value-type="float">
            <text:p>-0.3708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0.2249" calcext:value-type="float">
            <text:p>-0.2249</text:p>
          </table:table-cell>
          <table:table-cell office:value-type="float" office:value="-1.1787" calcext:value-type="float">
            <text:p>-1.178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0.2249" calcext:value-type="float">
            <text:p>-0.2249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-1.1976" calcext:value-type="float">
            <text:p>-1.19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753" calcext:value-type="float">
            <text:p>0.0753</text:p>
          </table:table-cell>
          <table:table-cell office:value-type="float" office:value="-1.1976" calcext:value-type="float">
            <text:p>-1.197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753" calcext:value-type="float">
            <text:p>0.0753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2249" calcext:value-type="float">
            <text:p>0.2249</text:p>
          </table:table-cell>
          <table:table-cell office:value-type="float" office:value="-1.1787" calcext:value-type="float">
            <text:p>-1.17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2249" calcext:value-type="float">
            <text:p>0.2249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3708" calcext:value-type="float">
            <text:p>0.3708</text:p>
          </table:table-cell>
          <table:table-cell office:value-type="float" office:value="-1.1413" calcext:value-type="float">
            <text:p>-1.14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3708" calcext:value-type="float">
            <text:p>0.3708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5109" calcext:value-type="float">
            <text:p>0.5109</text:p>
          </table:table-cell>
          <table:table-cell office:value-type="float" office:value="-1.0858" calcext:value-type="float">
            <text:p>-1.085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109" calcext:value-type="float">
            <text:p>0.5109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643" calcext:value-type="float">
            <text:p>0.643</text:p>
          </table:table-cell>
          <table:table-cell office:value-type="float" office:value="-1.0132" calcext:value-type="float">
            <text:p>-1.013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43" calcext:value-type="float">
            <text:p>0.643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7649" calcext:value-type="float">
            <text:p>0.7649</text:p>
          </table:table-cell>
          <table:table-cell office:value-type="float" office:value="-0.9246" calcext:value-type="float">
            <text:p>-0.924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7649" calcext:value-type="float">
            <text:p>0.7649</text:p>
          </table:table-cell>
          <table:table-cell office:value-type="float" office:value="-0.9246" calcext:value-type="float">
            <text:p>-0.92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8748" calcext:value-type="float">
            <text:p>0.8748</text:p>
          </table:table-cell>
          <table:table-cell office:value-type="float" office:value="-0.8215" calcext:value-type="float">
            <text:p>-0.821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748" calcext:value-type="float">
            <text:p>0.8748</text:p>
          </table:table-cell>
          <table:table-cell office:value-type="float" office:value="-0.8215" calcext:value-type="float">
            <text:p>-0.8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9708" calcext:value-type="float">
            <text:p>0.9708</text:p>
          </table:table-cell>
          <table:table-cell office:value-type="float" office:value="-0.7053" calcext:value-type="float">
            <text:p>-0.70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44" calcext:value-type="float">
            <text:p>0.8944</text:p>
          </table:table-cell>
          <table:table-cell office:value-type="float" office:value="-0.7359" calcext:value-type="float">
            <text:p>-0.7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0516" calcext:value-type="float">
            <text:p>1.0516</text:p>
          </table:table-cell>
          <table:table-cell office:value-type="float" office:value="-0.5781" calcext:value-type="float">
            <text:p>-0.578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616" calcext:value-type="float">
            <text:p>0.8616</text:p>
          </table:table-cell>
          <table:table-cell office:value-type="float" office:value="-0.6541" calcext:value-type="float">
            <text:p>-0.6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.1157" calcext:value-type="float">
            <text:p>1.1157</text:p>
          </table:table-cell>
          <table:table-cell office:value-type="float" office:value="-0.4417" calcext:value-type="float">
            <text:p>-0.44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235" calcext:value-type="float">
            <text:p>0.8235</text:p>
          </table:table-cell>
          <table:table-cell office:value-type="float" office:value="-0.5587" calcext:value-type="float">
            <text:p>-0.5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.1623" calcext:value-type="float">
            <text:p>1.1623</text:p>
          </table:table-cell>
          <table:table-cell office:value-type="float" office:value="-0.2984" calcext:value-type="float">
            <text:p>-0.298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805" calcext:value-type="float">
            <text:p>0.7805</text:p>
          </table:table-cell>
          <table:table-cell office:value-type="float" office:value="-0.4512" calcext:value-type="float">
            <text:p>-0.4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.1905" calcext:value-type="float">
            <text:p>1.1905</text:p>
          </table:table-cell>
          <table:table-cell office:value-type="float" office:value="-0.1504" calcext:value-type="float">
            <text:p>-0.150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333" calcext:value-type="float">
            <text:p>0.7333</text:p>
          </table:table-cell>
          <table:table-cell office:value-type="float" office:value="-0.3333" calcext:value-type="float">
            <text:p>-0.3333</text:p>
          </table:table-cell>
          <table:table-cell table:number-columns-repeated="4"/>
        </table:table-row>
      </table:table>
      <table:table table:name="WOOO" table:style-name="ta1">
        <table:shapes>
          <draw:frame draw:z-index="0" draw:style-name="gr1" draw:text-style-name="P1" svg:width="26.075cm" svg:height="23.322cm" svg:x="30.507cm" svg:y="2.47cm">
            <draw:object draw:notify-on-update-of-ranges="WOOO.L4:WOOO.L7 WOOO.C4:WOOO.C53 WOOO.B3:WOOO.B3 WOOO.D4:WOOO.D53 WOOO.K4:WOOO.K7 WOOO.K3:WOOO.K3 WOOO.L4:WOOO.L7 WOOO.G4:WOOO.G53 WOOO.F3:WOOO.F3 WOOO.H4:WOOO.H5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number-columns-repeated="3"/>
          <table:table-cell office:value-type="string" calcext:value-type="string">
            <text:p>Projection</text:p>
          </table:table-cell>
          <table:table-cell table:number-columns-repeated="4"/>
          <table:table-cell office:value-type="string" calcext:value-type="string">
            <text:p>poly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828" calcext:value-type="float">
            <text:p>0.6828</text:p>
          </table:table-cell>
          <table:table-cell office:value-type="float" office:value="-0.2069" calcext:value-type="float">
            <text:p>-0.206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905" calcext:value-type="float">
            <text:p>1.1905</text:p>
          </table:table-cell>
          <table:table-cell office:value-type="float" office:value="0.1504" calcext:value-type="float">
            <text:p>0.15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96" calcext:value-type="float">
            <text:p>0.6296</text:p>
          </table:table-cell>
          <table:table-cell office:value-type="float" office:value="-0.074" calcext:value-type="float">
            <text:p>-0.074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1623" calcext:value-type="float">
            <text:p>1.1623</text:p>
          </table:table-cell>
          <table:table-cell office:value-type="float" office:value="0.2984" calcext:value-type="float">
            <text:p>0.29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0634" calcext:value-type="float">
            <text:p>0.063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1157" calcext:value-type="float">
            <text:p>1.1157</text:p>
          </table:table-cell>
          <table:table-cell office:value-type="float" office:value="0.4417" calcext:value-type="float">
            <text:p>0.44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203" calcext:value-type="float">
            <text:p>0.2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0516" calcext:value-type="float">
            <text:p>1.0516</text:p>
          </table:table-cell>
          <table:table-cell office:value-type="float" office:value="0.5781" calcext:value-type="float">
            <text:p>0.57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29" calcext:value-type="float">
            <text:p>0.4629</text:p>
          </table:table-cell>
          <table:table-cell office:value-type="float" office:value="0.3427" calcext:value-type="float">
            <text:p>0.3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9708" calcext:value-type="float">
            <text:p>0.9708</text:p>
          </table:table-cell>
          <table:table-cell office:value-type="float" office:value="0.7053" calcext:value-type="float">
            <text:p>0.70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4802" calcext:value-type="float">
            <text:p>0.4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215" calcext:value-type="float">
            <text:p>0.82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546" calcext:value-type="float">
            <text:p>0.3546</text:p>
          </table:table-cell>
          <table:table-cell office:value-type="float" office:value="0.6134" calcext:value-type="float">
            <text:p>0.6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9246" calcext:value-type="float">
            <text:p>0.92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3039" calcext:value-type="float">
            <text:p>0.3039</text:p>
          </table:table-cell>
          <table:table-cell office:value-type="float" office:value="0.7402" calcext:value-type="float">
            <text:p>0.7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643" calcext:value-type="float">
            <text:p>0.643</text:p>
          </table:table-cell>
          <table:table-cell office:value-type="float" office:value="1.0132" calcext:value-type="float">
            <text:p>1.01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8586" calcext:value-type="float">
            <text:p>0.8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5109" calcext:value-type="float">
            <text:p>0.5109</text:p>
          </table:table-cell>
          <table:table-cell office:value-type="float" office:value="1.0858" calcext:value-type="float">
            <text:p>1.08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133" calcext:value-type="float">
            <text:p>0.2133</text:p>
          </table:table-cell>
          <table:table-cell office:value-type="float" office:value="0.9667" calcext:value-type="float">
            <text:p>0.9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708" calcext:value-type="float">
            <text:p>0.3708</text:p>
          </table:table-cell>
          <table:table-cell office:value-type="float" office:value="1.1413" calcext:value-type="float">
            <text:p>1.14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748" calcext:value-type="float">
            <text:p>0.1748</text:p>
          </table:table-cell>
          <table:table-cell office:value-type="float" office:value="1.0629" calcext:value-type="float">
            <text:p>1.0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2249" calcext:value-type="float">
            <text:p>0.2249</text:p>
          </table:table-cell>
          <table:table-cell office:value-type="float" office:value="1.1787" calcext:value-type="float">
            <text:p>1.17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418" calcext:value-type="float">
            <text:p>0.1418</text:p>
          </table:table-cell>
          <table:table-cell office:value-type="float" office:value="1.1455" calcext:value-type="float">
            <text:p>1.1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753" calcext:value-type="float">
            <text:p>0.0753</text:p>
          </table:table-cell>
          <table:table-cell office:value-type="float" office:value="1.1976" calcext:value-type="float">
            <text:p>1.19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753" calcext:value-type="float">
            <text:p>0.0753</text:p>
          </table:table-cell>
          <table:table-cell office:value-type="float" office:value="1.1976" calcext:value-type="float">
            <text:p>1.1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1.1976" calcext:value-type="float">
            <text:p>1.197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1.1976" calcext:value-type="float">
            <text:p>1.1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0.2249" calcext:value-type="float">
            <text:p>-0.2249</text:p>
          </table:table-cell>
          <table:table-cell office:value-type="float" office:value="1.1787" calcext:value-type="float">
            <text:p>1.178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-0.1418" calcext:value-type="float">
            <text:p>-0.1418</text:p>
          </table:table-cell>
          <table:table-cell office:value-type="float" office:value="1.1455" calcext:value-type="float">
            <text:p>1.14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0.3708" calcext:value-type="float">
            <text:p>-0.3708</text:p>
          </table:table-cell>
          <table:table-cell office:value-type="float" office:value="1.1413" calcext:value-type="float">
            <text:p>1.14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0.1748" calcext:value-type="float">
            <text:p>-0.1748</text:p>
          </table:table-cell>
          <table:table-cell office:value-type="float" office:value="1.0629" calcext:value-type="float">
            <text:p>1.06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0.5109" calcext:value-type="float">
            <text:p>-0.5109</text:p>
          </table:table-cell>
          <table:table-cell office:value-type="float" office:value="1.0858" calcext:value-type="float">
            <text:p>1.085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0.2133" calcext:value-type="float">
            <text:p>-0.2133</text:p>
          </table:table-cell>
          <table:table-cell office:value-type="float" office:value="0.9667" calcext:value-type="float">
            <text:p>0.9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0.643" calcext:value-type="float">
            <text:p>-0.643</text:p>
          </table:table-cell>
          <table:table-cell office:value-type="float" office:value="1.0132" calcext:value-type="float">
            <text:p>1.01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0.8586" calcext:value-type="float">
            <text:p>0.85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0.7649" calcext:value-type="float">
            <text:p>-0.7649</text:p>
          </table:table-cell>
          <table:table-cell office:value-type="float" office:value="0.9246" calcext:value-type="float">
            <text:p>0.92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0.3039" calcext:value-type="float">
            <text:p>-0.3039</text:p>
          </table:table-cell>
          <table:table-cell office:value-type="float" office:value="0.7402" calcext:value-type="float">
            <text:p>0.7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0.8748" calcext:value-type="float">
            <text:p>-0.8748</text:p>
          </table:table-cell>
          <table:table-cell office:value-type="float" office:value="0.8215" calcext:value-type="float">
            <text:p>0.82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0.3546" calcext:value-type="float">
            <text:p>-0.3546</text:p>
          </table:table-cell>
          <table:table-cell office:value-type="float" office:value="0.6134" calcext:value-type="float">
            <text:p>0.61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0.9708" calcext:value-type="float">
            <text:p>-0.9708</text:p>
          </table:table-cell>
          <table:table-cell office:value-type="float" office:value="0.7053" calcext:value-type="float">
            <text:p>0.705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0.4079" calcext:value-type="float">
            <text:p>-0.4079</text:p>
          </table:table-cell>
          <table:table-cell office:value-type="float" office:value="0.4802" calcext:value-type="float">
            <text:p>0.48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1.0516" calcext:value-type="float">
            <text:p>-1.0516</text:p>
          </table:table-cell>
          <table:table-cell office:value-type="float" office:value="0.5781" calcext:value-type="float">
            <text:p>0.57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0.4629" calcext:value-type="float">
            <text:p>-0.4629</text:p>
          </table:table-cell>
          <table:table-cell office:value-type="float" office:value="0.3427" calcext:value-type="float">
            <text:p>0.34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1.1157" calcext:value-type="float">
            <text:p>-1.1157</text:p>
          </table:table-cell>
          <table:table-cell office:value-type="float" office:value="0.4417" calcext:value-type="float">
            <text:p>0.44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0.5188" calcext:value-type="float">
            <text:p>-0.5188</text:p>
          </table:table-cell>
          <table:table-cell office:value-type="float" office:value="0.203" calcext:value-type="float">
            <text:p>0.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1.1623" calcext:value-type="float">
            <text:p>-1.1623</text:p>
          </table:table-cell>
          <table:table-cell office:value-type="float" office:value="0.2984" calcext:value-type="float">
            <text:p>0.29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0.5747" calcext:value-type="float">
            <text:p>-0.5747</text:p>
          </table:table-cell>
          <table:table-cell office:value-type="float" office:value="0.0634" calcext:value-type="float">
            <text:p>0.06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1.1905" calcext:value-type="float">
            <text:p>-1.1905</text:p>
          </table:table-cell>
          <table:table-cell office:value-type="float" office:value="0.1504" calcext:value-type="float">
            <text:p>0.15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0.6296" calcext:value-type="float">
            <text:p>-0.6296</text:p>
          </table:table-cell>
          <table:table-cell office:value-type="float" office:value="-0.074" calcext:value-type="float">
            <text:p>-0.0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-1.2" calcext:value-type="float">
            <text:p>-1.2</text:p>
          </table:table-cell>
          <table:table-cell table:style-name="ce1" office:value-type="float" office:value="-0.00000010491" calcext:value-type="float">
            <text:p>-1.0491E-007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-1.2" calcext:value-type="float">
            <text:p>-1.2</text:p>
          </table:table-cell>
          <table:table-cell table:style-name="ce1" office:value-type="float" office:value="-0.00000010491" calcext:value-type="float">
            <text:p>-1.0491E-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1.1905" calcext:value-type="float">
            <text:p>-1.1905</text:p>
          </table:table-cell>
          <table:table-cell office:value-type="float" office:value="-0.1504" calcext:value-type="float">
            <text:p>-0.150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0.7333" calcext:value-type="float">
            <text:p>-0.7333</text:p>
          </table:table-cell>
          <table:table-cell office:value-type="float" office:value="-0.3333" calcext:value-type="float">
            <text:p>-0.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1.1623" calcext:value-type="float">
            <text:p>-1.1623</text:p>
          </table:table-cell>
          <table:table-cell office:value-type="float" office:value="-0.2984" calcext:value-type="float">
            <text:p>-0.298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0.7805" calcext:value-type="float">
            <text:p>-0.7805</text:p>
          </table:table-cell>
          <table:table-cell office:value-type="float" office:value="-0.4512" calcext:value-type="float">
            <text:p>-0.4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1.1157" calcext:value-type="float">
            <text:p>-1.1157</text:p>
          </table:table-cell>
          <table:table-cell office:value-type="float" office:value="-0.4417" calcext:value-type="float">
            <text:p>-0.44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0.8235" calcext:value-type="float">
            <text:p>-0.8235</text:p>
          </table:table-cell>
          <table:table-cell office:value-type="float" office:value="-0.5587" calcext:value-type="float">
            <text:p>-0.5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1.0516" calcext:value-type="float">
            <text:p>-1.0516</text:p>
          </table:table-cell>
          <table:table-cell office:value-type="float" office:value="-0.5781" calcext:value-type="float">
            <text:p>-0.578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0.8616" calcext:value-type="float">
            <text:p>-0.8616</text:p>
          </table:table-cell>
          <table:table-cell office:value-type="float" office:value="-0.6541" calcext:value-type="float">
            <text:p>-0.6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0.9708" calcext:value-type="float">
            <text:p>-0.9708</text:p>
          </table:table-cell>
          <table:table-cell office:value-type="float" office:value="-0.7053" calcext:value-type="float">
            <text:p>-0.705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0.8944" calcext:value-type="float">
            <text:p>-0.8944</text:p>
          </table:table-cell>
          <table:table-cell office:value-type="float" office:value="-0.7359" calcext:value-type="float">
            <text:p>-0.7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0.8748" calcext:value-type="float">
            <text:p>-0.8748</text:p>
          </table:table-cell>
          <table:table-cell office:value-type="float" office:value="-0.8215" calcext:value-type="float">
            <text:p>-0.821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0.8748" calcext:value-type="float">
            <text:p>-0.8748</text:p>
          </table:table-cell>
          <table:table-cell office:value-type="float" office:value="-0.8215" calcext:value-type="float">
            <text:p>-0.8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0.7649" calcext:value-type="float">
            <text:p>-0.7649</text:p>
          </table:table-cell>
          <table:table-cell office:value-type="float" office:value="-0.9246" calcext:value-type="float">
            <text:p>-0.924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-0.8448" calcext:value-type="float">
            <text:p>-0.8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0.643" calcext:value-type="float">
            <text:p>-0.643</text:p>
          </table:table-cell>
          <table:table-cell office:value-type="float" office:value="-1.0132" calcext:value-type="float">
            <text:p>-1.013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-0.8281" calcext:value-type="float">
            <text:p>-0.8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0.5109" calcext:value-type="float">
            <text:p>-0.5109</text:p>
          </table:table-cell>
          <table:table-cell office:value-type="float" office:value="-1.0858" calcext:value-type="float">
            <text:p>-1.0858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-0.7984" calcext:value-type="float">
            <text:p>-0.7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0.3708" calcext:value-type="float">
            <text:p>-0.3708</text:p>
          </table:table-cell>
          <table:table-cell office:value-type="float" office:value="-1.1413" calcext:value-type="float">
            <text:p>-1.141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-0.756" calcext:value-type="float">
            <text:p>-0.7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0.2249" calcext:value-type="float">
            <text:p>-0.2249</text:p>
          </table:table-cell>
          <table:table-cell office:value-type="float" office:value="-1.1787" calcext:value-type="float">
            <text:p>-1.178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-0.7018" calcext:value-type="float">
            <text:p>-0.7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0.0753" calcext:value-type="float">
            <text:p>-0.0753</text:p>
          </table:table-cell>
          <table:table-cell office:value-type="float" office:value="-1.1976" calcext:value-type="float">
            <text:p>-1.197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-0.6365" calcext:value-type="float">
            <text:p>-0.6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753" calcext:value-type="float">
            <text:p>0.0753</text:p>
          </table:table-cell>
          <table:table-cell office:value-type="float" office:value="-1.1976" calcext:value-type="float">
            <text:p>-1.197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6365" calcext:value-type="float">
            <text:p>0.6365</text:p>
          </table:table-cell>
          <table:table-cell office:value-type="float" office:value="-0.6365" calcext:value-type="float">
            <text:p>-0.63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2249" calcext:value-type="float">
            <text:p>0.2249</text:p>
          </table:table-cell>
          <table:table-cell office:value-type="float" office:value="-1.1787" calcext:value-type="float">
            <text:p>-1.17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018" calcext:value-type="float">
            <text:p>0.7018</text:p>
          </table:table-cell>
          <table:table-cell office:value-type="float" office:value="-0.7018" calcext:value-type="float">
            <text:p>-0.7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3708" calcext:value-type="float">
            <text:p>0.3708</text:p>
          </table:table-cell>
          <table:table-cell office:value-type="float" office:value="-1.1413" calcext:value-type="float">
            <text:p>-1.14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56" calcext:value-type="float">
            <text:p>0.756</text:p>
          </table:table-cell>
          <table:table-cell office:value-type="float" office:value="-0.756" calcext:value-type="float">
            <text:p>-0.7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0.5109" calcext:value-type="float">
            <text:p>0.5109</text:p>
          </table:table-cell>
          <table:table-cell office:value-type="float" office:value="-1.0858" calcext:value-type="float">
            <text:p>-1.085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7984" calcext:value-type="float">
            <text:p>0.7984</text:p>
          </table:table-cell>
          <table:table-cell office:value-type="float" office:value="-0.7984" calcext:value-type="float">
            <text:p>-0.7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643" calcext:value-type="float">
            <text:p>0.643</text:p>
          </table:table-cell>
          <table:table-cell office:value-type="float" office:value="-1.0132" calcext:value-type="float">
            <text:p>-1.013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281" calcext:value-type="float">
            <text:p>0.8281</text:p>
          </table:table-cell>
          <table:table-cell office:value-type="float" office:value="-0.8281" calcext:value-type="float">
            <text:p>-0.8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7649" calcext:value-type="float">
            <text:p>0.7649</text:p>
          </table:table-cell>
          <table:table-cell office:value-type="float" office:value="-0.9246" calcext:value-type="float">
            <text:p>-0.924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8448" calcext:value-type="float">
            <text:p>0.8448</text:p>
          </table:table-cell>
          <table:table-cell office:value-type="float" office:value="-0.8448" calcext:value-type="float">
            <text:p>-0.8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0.8748" calcext:value-type="float">
            <text:p>0.8748</text:p>
          </table:table-cell>
          <table:table-cell office:value-type="float" office:value="-0.8215" calcext:value-type="float">
            <text:p>-0.821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748" calcext:value-type="float">
            <text:p>0.8748</text:p>
          </table:table-cell>
          <table:table-cell office:value-type="float" office:value="-0.8215" calcext:value-type="float">
            <text:p>-0.8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0.9708" calcext:value-type="float">
            <text:p>0.9708</text:p>
          </table:table-cell>
          <table:table-cell office:value-type="float" office:value="-0.7053" calcext:value-type="float">
            <text:p>-0.705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8944" calcext:value-type="float">
            <text:p>0.8944</text:p>
          </table:table-cell>
          <table:table-cell office:value-type="float" office:value="-0.7359" calcext:value-type="float">
            <text:p>-0.7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.0516" calcext:value-type="float">
            <text:p>1.0516</text:p>
          </table:table-cell>
          <table:table-cell office:value-type="float" office:value="-0.5781" calcext:value-type="float">
            <text:p>-0.578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8616" calcext:value-type="float">
            <text:p>0.8616</text:p>
          </table:table-cell>
          <table:table-cell office:value-type="float" office:value="-0.6541" calcext:value-type="float">
            <text:p>-0.65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.1157" calcext:value-type="float">
            <text:p>1.1157</text:p>
          </table:table-cell>
          <table:table-cell office:value-type="float" office:value="-0.4417" calcext:value-type="float">
            <text:p>-0.44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8235" calcext:value-type="float">
            <text:p>0.8235</text:p>
          </table:table-cell>
          <table:table-cell office:value-type="float" office:value="-0.5587" calcext:value-type="float">
            <text:p>-0.55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.1623" calcext:value-type="float">
            <text:p>1.1623</text:p>
          </table:table-cell>
          <table:table-cell office:value-type="float" office:value="-0.2984" calcext:value-type="float">
            <text:p>-0.298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805" calcext:value-type="float">
            <text:p>0.7805</text:p>
          </table:table-cell>
          <table:table-cell office:value-type="float" office:value="-0.4512" calcext:value-type="float">
            <text:p>-0.45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.1905" calcext:value-type="float">
            <text:p>1.1905</text:p>
          </table:table-cell>
          <table:table-cell office:value-type="float" office:value="-0.1504" calcext:value-type="float">
            <text:p>-0.150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333" calcext:value-type="float">
            <text:p>0.7333</text:p>
          </table:table-cell>
          <table:table-cell office:value-type="float" office:value="-0.3333" calcext:value-type="float">
            <text:p>-0.33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1:31:33.679927353</meta:creation-date>
    <dc:date>2014-07-09T12:18:17.325061102</dc:date>
    <meta:editing-duration>PT1M21S</meta:editing-duration>
    <meta:editing-cycles>1</meta:editing-cycles>
    <meta:document-statistic meta:table-count="3" meta:cell-count="931" meta:object-count="3"/>
    <meta:generator>LibreOffice/4.2.3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75cm" svg:height="20.567cm" xlink:href=".." xlink:type="simple" chart:class="chart:scatter" chart:style-name="ch1">
        <chart:legend chart:legend-position="end" svg:x="23.196cm" svg:y="9.486cm" style:legend-expansion="high" chart:style-name="ch2"/>
        <chart:plot-area chart:style-name="ch3" table:cell-range-address="Square.L4:Square.L7 Square.C4:Square.D53 Square.B3:Square.B3 Square.K3:Square.K3 Square.F3:Square.F3 Square.H4:Square.H53" chart:data-source-has-labels="both" svg:x="0.971cm" svg:y="1.779cm" svg:width="21.183cm" svg:height="17.957cm">
          <chartooo:coordinate-region svg:x="1.262cm" svg:y="1.978cm" svg:width="20.652cm" svg:height="17.559cm"/>
          <chart:axis chart:dimension="x" chart:name="primary-x" chart:style-name="ch4" chartooo:axis-type="auto">
            <chart:categories table:cell-range-address="Square.L4:Square.L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quare.D4:Square.D53" chart:label-cell-address="Square.B3:Square.B3" chart:class="chart:scatter">
            <chart:domain table:cell-range-address="Square.C4:Square.C53"/>
            <chart:data-point chart:repeated="50"/>
          </chart:series>
          <chart:series chart:style-name="ch7" chart:values-cell-range-address="Square.L4:Square.L7" chart:label-cell-address="Square.K3:Square.K3" chart:class="chart:scatter">
            <chart:domain table:cell-range-address="Square.K4:Square.K7"/>
            <chart:data-point chart:repeated="4"/>
          </chart:series>
          <chart:series chart:style-name="ch8" chart:values-cell-range-address="Square.H4:Square.H53" chart:label-cell-address="Square.F3:Square.F3" chart:class="chart:scatter">
            <chart:domain table:cell-range-address="Square.G4:Square.G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riginal</text:p>
                <draw:g>
                  <svg:desc>Square.B3:Square.B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poly</text:p>
                <draw:g>
                  <svg:desc>Square.K3:Square.K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rojection</text:p>
                <draw:g>
                  <svg:desc>Square.F3:Square.F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quare.L4:Square.L7</svg:desc>
                </draw:g>
              </table:table-cell>
              <table:table-cell office:value-type="float" office:value="1.2">
                <text:p>1.2</text:p>
                <draw:g>
                  <svg:desc>Square.C4:Square.C53</svg:desc>
                </draw:g>
              </table:table-cell>
              <table:table-cell office:value-type="float" office:value="0">
                <text:p>0</text:p>
                <draw:g>
                  <svg:desc>Square.D4:Square.D53</svg:desc>
                </draw:g>
              </table:table-cell>
              <table:table-cell office:value-type="float" office:value="1">
                <text:p>1</text:p>
                <draw:g>
                  <svg:desc>Square.K4:Square.K7</svg:desc>
                </draw:g>
              </table:table-cell>
              <table:table-cell office:value-type="float" office:value="1">
                <text:p>1</text:p>
                <draw:g>
                  <svg:desc>Square.L4:Square.L7</svg:desc>
                </draw:g>
              </table:table-cell>
              <table:table-cell office:value-type="float" office:value="1">
                <text:p>1</text:p>
                <draw:g>
                  <svg:desc>Square.G4:Square.G53</svg:desc>
                </draw:g>
              </table:table-cell>
              <table:table-cell office:value-type="float" office:value="0">
                <text:p>0</text:p>
                <draw:g>
                  <svg:desc>Square.H4:Square.H5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1905">
                <text:p>1.1905</text:p>
              </table:table-cell>
              <table:table-cell office:value-type="float" office:value="0.1504">
                <text:p>0.1504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504">
                <text:p>0.1504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.1623">
                <text:p>1.1623</text:p>
              </table:table-cell>
              <table:table-cell office:value-type="float" office:value="0.2984">
                <text:p>0.298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.2984">
                <text:p>0.2984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.1157">
                <text:p>1.1157</text:p>
              </table:table-cell>
              <table:table-cell office:value-type="float" office:value="0.4417">
                <text:p>0.441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.4417">
                <text:p>0.4417</text:p>
              </table:table-cell>
            </table:table-row>
            <table:table-row>
              <table:table-cell office:value-type="string"/>
              <table:table-cell office:value-type="float" office:value="1.0516">
                <text:p>1.0516</text:p>
              </table:table-cell>
              <table:table-cell office:value-type="float" office:value="0.5781">
                <text:p>0.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781">
                <text:p>0.5781</text:p>
              </table:table-cell>
            </table:table-row>
            <table:table-row>
              <table:table-cell office:value-type="string"/>
              <table:table-cell office:value-type="float" office:value="0.9708">
                <text:p>0.9708</text:p>
              </table:table-cell>
              <table:table-cell office:value-type="float" office:value="0.7053">
                <text:p>0.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08">
                <text:p>0.9708</text:p>
              </table:table-cell>
              <table:table-cell office:value-type="float" office:value="0.7053">
                <text:p>0.7053</text:p>
              </table:table-cell>
            </table:table-row>
            <table:table-row>
              <table:table-cell office:value-type="string"/>
              <table:table-cell office:value-type="float" office:value="0.8748">
                <text:p>0.8748</text:p>
              </table:table-cell>
              <table:table-cell office:value-type="float" office:value="0.8215">
                <text:p>0.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8">
                <text:p>0.8748</text:p>
              </table:table-cell>
              <table:table-cell office:value-type="float" office:value="0.8215">
                <text:p>0.8215</text:p>
              </table:table-cell>
            </table:table-row>
            <table:table-row>
              <table:table-cell office:value-type="string"/>
              <table:table-cell office:value-type="float" office:value="0.7649">
                <text:p>0.7649</text:p>
              </table:table-cell>
              <table:table-cell office:value-type="float" office:value="0.9246">
                <text:p>0.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49">
                <text:p>0.7649</text:p>
              </table:table-cell>
              <table:table-cell office:value-type="float" office:value="0.9246">
                <text:p>0.9246</text:p>
              </table:table-cell>
            </table:table-row>
            <table:table-row>
              <table:table-cell office:value-type="string"/>
              <table:table-cell office:value-type="float" office:value="0.643">
                <text:p>0.643</text:p>
              </table:table-cell>
              <table:table-cell office:value-type="float" office:value="1.0132">
                <text:p>1.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3">
                <text:p>0.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109">
                <text:p>0.5109</text:p>
              </table:table-cell>
              <table:table-cell office:value-type="float" office:value="1.0858">
                <text:p>1.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9">
                <text:p>0.5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3708">
                <text:p>0.3708</text:p>
              </table:table-cell>
              <table:table-cell office:value-type="float" office:value="1.1413">
                <text:p>1.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8">
                <text:p>0.3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2249">
                <text:p>0.2249</text:p>
              </table:table-cell>
              <table:table-cell office:value-type="float" office:value="1.1787">
                <text:p>1.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9">
                <text:p>0.2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0753">
                <text:p>0.0753</text:p>
              </table:table-cell>
              <table:table-cell office:value-type="float" office:value="1.1976">
                <text:p>1.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3">
                <text:p>0.0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-0.0753">
                <text:p>-0.0753</text:p>
              </table:table-cell>
              <table:table-cell office:value-type="float" office:value="1.1976">
                <text:p>1.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3">
                <text:p>-0.0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-0.2249">
                <text:p>-0.2249</text:p>
              </table:table-cell>
              <table:table-cell office:value-type="float" office:value="1.1787">
                <text:p>1.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49">
                <text:p>-0.22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-0.3708">
                <text:p>-0.3708</text:p>
              </table:table-cell>
              <table:table-cell office:value-type="float" office:value="1.1413">
                <text:p>1.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08">
                <text:p>-0.3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-0.5109">
                <text:p>-0.5109</text:p>
              </table:table-cell>
              <table:table-cell office:value-type="float" office:value="1.0858">
                <text:p>1.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9">
                <text:p>-0.5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-0.643">
                <text:p>-0.643</text:p>
              </table:table-cell>
              <table:table-cell office:value-type="float" office:value="1.0132">
                <text:p>1.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3">
                <text:p>-0.6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-0.7649">
                <text:p>-0.7649</text:p>
              </table:table-cell>
              <table:table-cell office:value-type="float" office:value="0.9246">
                <text:p>0.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49">
                <text:p>-0.7649</text:p>
              </table:table-cell>
              <table:table-cell office:value-type="float" office:value="0.9246">
                <text:p>0.9246</text:p>
              </table:table-cell>
            </table:table-row>
            <table:table-row>
              <table:table-cell office:value-type="string"/>
              <table:table-cell office:value-type="float" office:value="-0.8748">
                <text:p>-0.8748</text:p>
              </table:table-cell>
              <table:table-cell office:value-type="float" office:value="0.8215">
                <text:p>0.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48">
                <text:p>-0.8748</text:p>
              </table:table-cell>
              <table:table-cell office:value-type="float" office:value="0.8215">
                <text:p>0.8215</text:p>
              </table:table-cell>
            </table:table-row>
            <table:table-row>
              <table:table-cell office:value-type="string"/>
              <table:table-cell office:value-type="float" office:value="-0.9708">
                <text:p>-0.9708</text:p>
              </table:table-cell>
              <table:table-cell office:value-type="float" office:value="0.7053">
                <text:p>0.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8">
                <text:p>-0.9708</text:p>
              </table:table-cell>
              <table:table-cell office:value-type="float" office:value="0.7053">
                <text:p>0.7053</text:p>
              </table:table-cell>
            </table:table-row>
            <table:table-row>
              <table:table-cell office:value-type="string"/>
              <table:table-cell office:value-type="float" office:value="-1.0516">
                <text:p>-1.0516</text:p>
              </table:table-cell>
              <table:table-cell office:value-type="float" office:value="0.5781">
                <text:p>0.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5781">
                <text:p>0.5781</text:p>
              </table:table-cell>
            </table:table-row>
            <table:table-row>
              <table:table-cell office:value-type="string"/>
              <table:table-cell office:value-type="float" office:value="-1.1157">
                <text:p>-1.1157</text:p>
              </table:table-cell>
              <table:table-cell office:value-type="float" office:value="0.4417">
                <text:p>0.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4417">
                <text:p>0.4417</text:p>
              </table:table-cell>
            </table:table-row>
            <table:table-row>
              <table:table-cell office:value-type="string"/>
              <table:table-cell office:value-type="float" office:value="-1.1623">
                <text:p>-1.1623</text:p>
              </table:table-cell>
              <table:table-cell office:value-type="float" office:value="0.2984">
                <text:p>0.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2984">
                <text:p>0.2984</text:p>
              </table:table-cell>
            </table:table-row>
            <table:table-row>
              <table:table-cell office:value-type="string"/>
              <table:table-cell office:value-type="float" office:value="-1.1905">
                <text:p>-1.1905</text:p>
              </table:table-cell>
              <table:table-cell office:value-type="float" office:value="0.1504">
                <text:p>0.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0.1504">
                <text:p>0.1504</text:p>
              </table:table-cell>
            </table:table-row>
            <table:table-row>
              <table:table-cell office:value-type="string"/>
              <table:table-cell office:value-type="float" office:value="-1.2">
                <text:p>-1.2</text:p>
              </table:table-cell>
              <table:table-cell office:value-type="float" office:value="-0.00000010491">
                <text:p>-0.00000010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00000010491">
                <text:p>-0.00000010491</text:p>
              </table:table-cell>
            </table:table-row>
            <table:table-row>
              <table:table-cell office:value-type="string"/>
              <table:table-cell office:value-type="float" office:value="-1.1905">
                <text:p>-1.1905</text:p>
              </table:table-cell>
              <table:table-cell office:value-type="float" office:value="-0.1504">
                <text:p>-0.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1504">
                <text:p>-0.1504</text:p>
              </table:table-cell>
            </table:table-row>
            <table:table-row>
              <table:table-cell office:value-type="string"/>
              <table:table-cell office:value-type="float" office:value="-1.1623">
                <text:p>-1.1623</text:p>
              </table:table-cell>
              <table:table-cell office:value-type="float" office:value="-0.2984">
                <text:p>-0.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2984">
                <text:p>-0.2984</text:p>
              </table:table-cell>
            </table:table-row>
            <table:table-row>
              <table:table-cell office:value-type="string"/>
              <table:table-cell office:value-type="float" office:value="-1.1157">
                <text:p>-1.1157</text:p>
              </table:table-cell>
              <table:table-cell office:value-type="float" office:value="-0.4417">
                <text:p>-0.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4417">
                <text:p>-0.4417</text:p>
              </table:table-cell>
            </table:table-row>
            <table:table-row>
              <table:table-cell office:value-type="string"/>
              <table:table-cell office:value-type="float" office:value="-1.0516">
                <text:p>-1.0516</text:p>
              </table:table-cell>
              <table:table-cell office:value-type="float" office:value="-0.5781">
                <text:p>-0.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0.5781">
                <text:p>-0.5781</text:p>
              </table:table-cell>
            </table:table-row>
            <table:table-row>
              <table:table-cell office:value-type="string"/>
              <table:table-cell office:value-type="float" office:value="-0.9708">
                <text:p>-0.9708</text:p>
              </table:table-cell>
              <table:table-cell office:value-type="float" office:value="-0.7053">
                <text:p>-0.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08">
                <text:p>-0.9708</text:p>
              </table:table-cell>
              <table:table-cell office:value-type="float" office:value="-0.7053">
                <text:p>-0.7053</text:p>
              </table:table-cell>
            </table:table-row>
            <table:table-row>
              <table:table-cell office:value-type="string"/>
              <table:table-cell office:value-type="float" office:value="-0.8748">
                <text:p>-0.8748</text:p>
              </table:table-cell>
              <table:table-cell office:value-type="float" office:value="-0.8215">
                <text:p>-0.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48">
                <text:p>-0.8748</text:p>
              </table:table-cell>
              <table:table-cell office:value-type="float" office:value="-0.8215">
                <text:p>-0.8215</text:p>
              </table:table-cell>
            </table:table-row>
            <table:table-row>
              <table:table-cell office:value-type="string"/>
              <table:table-cell office:value-type="float" office:value="-0.7649">
                <text:p>-0.7649</text:p>
              </table:table-cell>
              <table:table-cell office:value-type="float" office:value="-0.9246">
                <text:p>-0.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49">
                <text:p>-0.7649</text:p>
              </table:table-cell>
              <table:table-cell office:value-type="float" office:value="-0.9246">
                <text:p>-0.9246</text:p>
              </table:table-cell>
            </table:table-row>
            <table:table-row>
              <table:table-cell office:value-type="string"/>
              <table:table-cell office:value-type="float" office:value="-0.643">
                <text:p>-0.643</text:p>
              </table:table-cell>
              <table:table-cell office:value-type="float" office:value="-1.0132">
                <text:p>-1.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3">
                <text:p>-0.6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-0.5109">
                <text:p>-0.5109</text:p>
              </table:table-cell>
              <table:table-cell office:value-type="float" office:value="-1.0858">
                <text:p>-1.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9">
                <text:p>-0.51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-0.3708">
                <text:p>-0.3708</text:p>
              </table:table-cell>
              <table:table-cell office:value-type="float" office:value="-1.1413">
                <text:p>-1.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08">
                <text:p>-0.37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-0.2249">
                <text:p>-0.2249</text:p>
              </table:table-cell>
              <table:table-cell office:value-type="float" office:value="-1.1787">
                <text:p>-1.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49">
                <text:p>-0.22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-0.0753">
                <text:p>-0.0753</text:p>
              </table:table-cell>
              <table:table-cell office:value-type="float" office:value="-1.1976">
                <text:p>-1.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3">
                <text:p>-0.0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753">
                <text:p>0.0753</text:p>
              </table:table-cell>
              <table:table-cell office:value-type="float" office:value="-1.1976">
                <text:p>-1.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3">
                <text:p>0.0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2249">
                <text:p>0.2249</text:p>
              </table:table-cell>
              <table:table-cell office:value-type="float" office:value="-1.1787">
                <text:p>-1.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9">
                <text:p>0.22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3708">
                <text:p>0.3708</text:p>
              </table:table-cell>
              <table:table-cell office:value-type="float" office:value="-1.1413">
                <text:p>-1.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8">
                <text:p>0.37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5109">
                <text:p>0.5109</text:p>
              </table:table-cell>
              <table:table-cell office:value-type="float" office:value="-1.0858">
                <text:p>-1.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9">
                <text:p>0.51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643">
                <text:p>0.643</text:p>
              </table:table-cell>
              <table:table-cell office:value-type="float" office:value="-1.0132">
                <text:p>-1.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3">
                <text:p>0.6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7649">
                <text:p>0.7649</text:p>
              </table:table-cell>
              <table:table-cell office:value-type="float" office:value="-0.9246">
                <text:p>-0.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49">
                <text:p>0.7649</text:p>
              </table:table-cell>
              <table:table-cell office:value-type="float" office:value="-0.9246">
                <text:p>-0.9246</text:p>
              </table:table-cell>
            </table:table-row>
            <table:table-row>
              <table:table-cell office:value-type="string"/>
              <table:table-cell office:value-type="float" office:value="0.8748">
                <text:p>0.8748</text:p>
              </table:table-cell>
              <table:table-cell office:value-type="float" office:value="-0.8215">
                <text:p>-0.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8">
                <text:p>0.8748</text:p>
              </table:table-cell>
              <table:table-cell office:value-type="float" office:value="-0.8215">
                <text:p>-0.8215</text:p>
              </table:table-cell>
            </table:table-row>
            <table:table-row>
              <table:table-cell office:value-type="string"/>
              <table:table-cell office:value-type="float" office:value="0.9708">
                <text:p>0.9708</text:p>
              </table:table-cell>
              <table:table-cell office:value-type="float" office:value="-0.7053">
                <text:p>-0.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08">
                <text:p>0.9708</text:p>
              </table:table-cell>
              <table:table-cell office:value-type="float" office:value="-0.7053">
                <text:p>-0.7053</text:p>
              </table:table-cell>
            </table:table-row>
            <table:table-row>
              <table:table-cell office:value-type="string"/>
              <table:table-cell office:value-type="float" office:value="1.0516">
                <text:p>1.0516</text:p>
              </table:table-cell>
              <table:table-cell office:value-type="float" office:value="-0.5781">
                <text:p>-0.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5781">
                <text:p>-0.5781</text:p>
              </table:table-cell>
            </table:table-row>
            <table:table-row>
              <table:table-cell office:value-type="string"/>
              <table:table-cell office:value-type="float" office:value="1.1157">
                <text:p>1.1157</text:p>
              </table:table-cell>
              <table:table-cell office:value-type="float" office:value="-0.4417">
                <text:p>-0.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4417">
                <text:p>-0.4417</text:p>
              </table:table-cell>
            </table:table-row>
            <table:table-row>
              <table:table-cell office:value-type="string"/>
              <table:table-cell office:value-type="float" office:value="1.1623">
                <text:p>1.1623</text:p>
              </table:table-cell>
              <table:table-cell office:value-type="float" office:value="-0.2984">
                <text:p>-0.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2984">
                <text:p>-0.2984</text:p>
              </table:table-cell>
            </table:table-row>
            <table:table-row>
              <table:table-cell office:value-type="string"/>
              <table:table-cell office:value-type="float" office:value="1.1905">
                <text:p>1.1905</text:p>
              </table:table-cell>
              <table:table-cell office:value-type="float" office:value="-0.1504">
                <text:p>-0.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1504">
                <text:p>-0.1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75cm" svg:height="20.567cm" xlink:href=".." xlink:type="simple" chart:class="chart:scatter" chart:style-name="ch1">
        <chart:legend chart:legend-position="end" svg:x="23.196cm" svg:y="9.486cm" style:legend-expansion="high" chart:style-name="ch2"/>
        <chart:plot-area chart:style-name="ch3" table:cell-range-address="Triangle.L4:Triangle.L7 Triangle.C4:Triangle.D53 Triangle.B3:Triangle.B3 Triangle.K3:Triangle.K3 Triangle.F3:Triangle.F3 Triangle.H4:Triangle.H53" chart:data-source-has-labels="both" svg:x="0.971cm" svg:y="1.779cm" svg:width="21.183cm" svg:height="17.957cm">
          <chartooo:coordinate-region svg:x="1.262cm" svg:y="1.978cm" svg:width="20.652cm" svg:height="17.559cm"/>
          <chart:axis chart:dimension="x" chart:name="primary-x" chart:style-name="ch4" chartooo:axis-type="auto">
            <chart:categories table:cell-range-address="Triangle.L4:Triangle.L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riangle.D4:Triangle.D53" chart:label-cell-address="Triangle.B3:Triangle.B3" chart:class="chart:scatter">
            <chart:domain table:cell-range-address="Triangle.C4:Triangle.C53"/>
            <chart:data-point chart:repeated="50"/>
          </chart:series>
          <chart:series chart:style-name="ch7" chart:values-cell-range-address="Triangle.L4:Triangle.L7" chart:label-cell-address="Triangle.K3:Triangle.K3" chart:class="chart:scatter">
            <chart:domain table:cell-range-address="Triangle.K4:Triangle.K7"/>
            <chart:data-point chart:repeated="4"/>
          </chart:series>
          <chart:series chart:style-name="ch8" chart:values-cell-range-address="Triangle.H4:Triangle.H53" chart:label-cell-address="Triangle.F3:Triangle.F3" chart:class="chart:scatter">
            <chart:domain table:cell-range-address="Triangle.G4:Triangle.G53"/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riginal</text:p>
                <draw:g>
                  <svg:desc>Triangle.B3:Triangle.B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poly</text:p>
                <draw:g>
                  <svg:desc>Triangle.K3:Triangle.K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rojection</text:p>
                <draw:g>
                  <svg:desc>Triangle.F3:Triangle.F3</svg:desc>
                </draw:g>
              </table:table-cell>
            </table:table-row>
          </table:table-header-rows>
          <table:table-rows>
            <table:table-row>
              <table:table-cell office:value-type="float" office:value="1.5">
                <text:p/>
                <draw:g>
                  <svg:desc>Triangle.L4:Triangle.L7</svg:desc>
                </draw:g>
              </table:table-cell>
              <table:table-cell office:value-type="float" office:value="1.2">
                <text:p>1.2</text:p>
                <draw:g>
                  <svg:desc>Triangle.C4:Triangle.C53</svg:desc>
                </draw:g>
              </table:table-cell>
              <table:table-cell office:value-type="float" office:value="0">
                <text:p>0</text:p>
                <draw:g>
                  <svg:desc>Triangle.D4:Triangle.D53</svg:desc>
                </draw:g>
              </table:table-cell>
              <table:table-cell office:value-type="float" office:value="0">
                <text:p>0</text:p>
                <draw:g>
                  <svg:desc>Triangle.K4:Triangle.K7</svg:desc>
                </draw:g>
              </table:table-cell>
              <table:table-cell office:value-type="float" office:value="1.5">
                <text:p>1.5</text:p>
                <draw:g>
                  <svg:desc>Triangle.L4:Triangle.L7</svg:desc>
                </draw:g>
              </table:table-cell>
              <table:table-cell office:value-type="float" office:value="0.6828">
                <text:p>0.6828</text:p>
                <draw:g>
                  <svg:desc>Triangle.G4:Triangle.G53</svg:desc>
                </draw:g>
              </table:table-cell>
              <table:table-cell office:value-type="float" office:value="-0.2069">
                <text:p>-0.2069</text:p>
                <draw:g>
                  <svg:desc>Triangle.H4:Triangle.H53</svg:desc>
                </draw:g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.1905">
                <text:p>1.1905</text:p>
              </table:table-cell>
              <table:table-cell office:value-type="float" office:value="0.1504">
                <text:p>0.150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.6296">
                <text:p>0.6296</text:p>
              </table:table-cell>
              <table:table-cell office:value-type="float" office:value="-0.074">
                <text:p>-0.074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.1623">
                <text:p>1.1623</text:p>
              </table:table-cell>
              <table:table-cell office:value-type="float" office:value="0.2984">
                <text:p>0.2984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5747">
                <text:p>0.5747</text:p>
              </table:table-cell>
              <table:table-cell office:value-type="float" office:value="0.0634">
                <text:p>0.0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1157">
                <text:p>1.1157</text:p>
              </table:table-cell>
              <table:table-cell office:value-type="float" office:value="0.4417">
                <text:p>0.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8">
                <text:p>0.5188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/>
              <table:table-cell office:value-type="float" office:value="1.0516">
                <text:p>1.0516</text:p>
              </table:table-cell>
              <table:table-cell office:value-type="float" office:value="0.5781">
                <text:p>0.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9">
                <text:p>0.4629</text:p>
              </table:table-cell>
              <table:table-cell office:value-type="float" office:value="0.3427">
                <text:p>0.3427</text:p>
              </table:table-cell>
            </table:table-row>
            <table:table-row>
              <table:table-cell office:value-type="string"/>
              <table:table-cell office:value-type="float" office:value="0.9708">
                <text:p>0.9708</text:p>
              </table:table-cell>
              <table:table-cell office:value-type="float" office:value="0.7053">
                <text:p>0.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9">
                <text:p>0.4079</text:p>
              </table:table-cell>
              <table:table-cell office:value-type="float" office:value="0.4802">
                <text:p>0.4802</text:p>
              </table:table-cell>
            </table:table-row>
            <table:table-row>
              <table:table-cell office:value-type="string"/>
              <table:table-cell office:value-type="float" office:value="0.8748">
                <text:p>0.8748</text:p>
              </table:table-cell>
              <table:table-cell office:value-type="float" office:value="0.8215">
                <text:p>0.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6">
                <text:p>0.354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string"/>
              <table:table-cell office:value-type="float" office:value="0.7649">
                <text:p>0.7649</text:p>
              </table:table-cell>
              <table:table-cell office:value-type="float" office:value="0.9246">
                <text:p>0.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9">
                <text:p>0.3039</text:p>
              </table:table-cell>
              <table:table-cell office:value-type="float" office:value="0.7402">
                <text:p>0.7402</text:p>
              </table:table-cell>
            </table:table-row>
            <table:table-row>
              <table:table-cell office:value-type="string"/>
              <table:table-cell office:value-type="float" office:value="0.643">
                <text:p>0.643</text:p>
              </table:table-cell>
              <table:table-cell office:value-type="float" office:value="1.0132">
                <text:p>1.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6">
                <text:p>0.2566</text:p>
              </table:table-cell>
              <table:table-cell office:value-type="float" office:value="0.8586">
                <text:p>0.8586</text:p>
              </table:table-cell>
            </table:table-row>
            <table:table-row>
              <table:table-cell office:value-type="string"/>
              <table:table-cell office:value-type="float" office:value="0.5109">
                <text:p>0.5109</text:p>
              </table:table-cell>
              <table:table-cell office:value-type="float" office:value="1.0858">
                <text:p>1.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3">
                <text:p>0.2133</text:p>
              </table:table-cell>
              <table:table-cell office:value-type="float" office:value="0.9667">
                <text:p>0.9667</text:p>
              </table:table-cell>
            </table:table-row>
            <table:table-row>
              <table:table-cell office:value-type="string"/>
              <table:table-cell office:value-type="float" office:value="0.3708">
                <text:p>0.3708</text:p>
              </table:table-cell>
              <table:table-cell office:value-type="float" office:value="1.1413">
                <text:p>1.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8">
                <text:p>0.1748</text:p>
              </table:table-cell>
              <table:table-cell office:value-type="float" office:value="1.0629">
                <text:p>1.0629</text:p>
              </table:table-cell>
            </table:table-row>
            <table:table-row>
              <table:table-cell office:value-type="string"/>
              <table:table-cell office:value-type="float" office:value="0.2249">
                <text:p>0.2249</text:p>
              </table:table-cell>
              <table:table-cell office:value-type="float" office:value="1.1787">
                <text:p>1.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8">
                <text:p>0.1418</text:p>
              </table:table-cell>
              <table:table-cell office:value-type="float" office:value="1.1455">
                <text:p>1.1455</text:p>
              </table:table-cell>
            </table:table-row>
            <table:table-row>
              <table:table-cell office:value-type="string"/>
              <table:table-cell office:value-type="float" office:value="0.0753">
                <text:p>0.0753</text:p>
              </table:table-cell>
              <table:table-cell office:value-type="float" office:value="1.1976">
                <text:p>1.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3">
                <text:p>0.0753</text:p>
              </table:table-cell>
              <table:table-cell office:value-type="float" office:value="1.1976">
                <text:p>1.1976</text:p>
              </table:table-cell>
            </table:table-row>
            <table:table-row>
              <table:table-cell office:value-type="string"/>
              <table:table-cell office:value-type="float" office:value="-0.0753">
                <text:p>-0.0753</text:p>
              </table:table-cell>
              <table:table-cell office:value-type="float" office:value="1.1976">
                <text:p>1.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3">
                <text:p>-0.0753</text:p>
              </table:table-cell>
              <table:table-cell office:value-type="float" office:value="1.1976">
                <text:p>1.1976</text:p>
              </table:table-cell>
            </table:table-row>
            <table:table-row>
              <table:table-cell office:value-type="string"/>
              <table:table-cell office:value-type="float" office:value="-0.2249">
                <text:p>-0.2249</text:p>
              </table:table-cell>
              <table:table-cell office:value-type="float" office:value="1.1787">
                <text:p>1.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8">
                <text:p>-0.1418</text:p>
              </table:table-cell>
              <table:table-cell office:value-type="float" office:value="1.1455">
                <text:p>1.1455</text:p>
              </table:table-cell>
            </table:table-row>
            <table:table-row>
              <table:table-cell office:value-type="string"/>
              <table:table-cell office:value-type="float" office:value="-0.3708">
                <text:p>-0.3708</text:p>
              </table:table-cell>
              <table:table-cell office:value-type="float" office:value="1.1413">
                <text:p>1.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48">
                <text:p>-0.1748</text:p>
              </table:table-cell>
              <table:table-cell office:value-type="float" office:value="1.0629">
                <text:p>1.0629</text:p>
              </table:table-cell>
            </table:table-row>
            <table:table-row>
              <table:table-cell office:value-type="string"/>
              <table:table-cell office:value-type="float" office:value="-0.5109">
                <text:p>-0.5109</text:p>
              </table:table-cell>
              <table:table-cell office:value-type="float" office:value="1.0858">
                <text:p>1.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133">
                <text:p>-0.2133</text:p>
              </table:table-cell>
              <table:table-cell office:value-type="float" office:value="0.9667">
                <text:p>0.9667</text:p>
              </table:table-cell>
            </table:table-row>
            <table:table-row>
              <table:table-cell office:value-type="string"/>
              <table:table-cell office:value-type="float" office:value="-0.643">
                <text:p>-0.643</text:p>
              </table:table-cell>
              <table:table-cell office:value-type="float" office:value="1.0132">
                <text:p>1.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66">
                <text:p>-0.2566</text:p>
              </table:table-cell>
              <table:table-cell office:value-type="float" office:value="0.8586">
                <text:p>0.8586</text:p>
              </table:table-cell>
            </table:table-row>
            <table:table-row>
              <table:table-cell office:value-type="string"/>
              <table:table-cell office:value-type="float" office:value="-0.7649">
                <text:p>-0.7649</text:p>
              </table:table-cell>
              <table:table-cell office:value-type="float" office:value="0.9246">
                <text:p>0.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39">
                <text:p>-0.3039</text:p>
              </table:table-cell>
              <table:table-cell office:value-type="float" office:value="0.7402">
                <text:p>0.7402</text:p>
              </table:table-cell>
            </table:table-row>
            <table:table-row>
              <table:table-cell office:value-type="string"/>
              <table:table-cell office:value-type="float" office:value="-0.8748">
                <text:p>-0.8748</text:p>
              </table:table-cell>
              <table:table-cell office:value-type="float" office:value="0.8215">
                <text:p>0.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46">
                <text:p>-0.354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string"/>
              <table:table-cell office:value-type="float" office:value="-0.9708">
                <text:p>-0.9708</text:p>
              </table:table-cell>
              <table:table-cell office:value-type="float" office:value="0.7053">
                <text:p>0.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79">
                <text:p>-0.4079</text:p>
              </table:table-cell>
              <table:table-cell office:value-type="float" office:value="0.4802">
                <text:p>0.4802</text:p>
              </table:table-cell>
            </table:table-row>
            <table:table-row>
              <table:table-cell office:value-type="string"/>
              <table:table-cell office:value-type="float" office:value="-1.0516">
                <text:p>-1.0516</text:p>
              </table:table-cell>
              <table:table-cell office:value-type="float" office:value="0.5781">
                <text:p>0.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29">
                <text:p>-0.4629</text:p>
              </table:table-cell>
              <table:table-cell office:value-type="float" office:value="0.3427">
                <text:p>0.3427</text:p>
              </table:table-cell>
            </table:table-row>
            <table:table-row>
              <table:table-cell office:value-type="string"/>
              <table:table-cell office:value-type="float" office:value="-1.1157">
                <text:p>-1.1157</text:p>
              </table:table-cell>
              <table:table-cell office:value-type="float" office:value="0.4417">
                <text:p>0.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8">
                <text:p>-0.5188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/>
              <table:table-cell office:value-type="float" office:value="-1.1623">
                <text:p>-1.1623</text:p>
              </table:table-cell>
              <table:table-cell office:value-type="float" office:value="0.2984">
                <text:p>0.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47">
                <text:p>-0.5747</text:p>
              </table:table-cell>
              <table:table-cell office:value-type="float" office:value="0.0634">
                <text:p>0.0634</text:p>
              </table:table-cell>
            </table:table-row>
            <table:table-row>
              <table:table-cell office:value-type="string"/>
              <table:table-cell office:value-type="float" office:value="-1.1905">
                <text:p>-1.1905</text:p>
              </table:table-cell>
              <table:table-cell office:value-type="float" office:value="0.1504">
                <text:p>0.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96">
                <text:p>-0.6296</text:p>
              </table:table-cell>
              <table:table-cell office:value-type="float" office:value="-0.074">
                <text:p>-0.074</text:p>
              </table:table-cell>
            </table:table-row>
            <table:table-row>
              <table:table-cell office:value-type="string"/>
              <table:table-cell office:value-type="float" office:value="-1.2">
                <text:p>-1.2</text:p>
              </table:table-cell>
              <table:table-cell office:value-type="float" office:value="-0.00000010491">
                <text:p>-0.00000010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28">
                <text:p>-0.6828</text:p>
              </table:table-cell>
              <table:table-cell office:value-type="float" office:value="-0.2069">
                <text:p>-0.2069</text:p>
              </table:table-cell>
            </table:table-row>
            <table:table-row>
              <table:table-cell office:value-type="string"/>
              <table:table-cell office:value-type="float" office:value="-1.1905">
                <text:p>-1.1905</text:p>
              </table:table-cell>
              <table:table-cell office:value-type="float" office:value="-0.1504">
                <text:p>-0.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3">
                <text:p>-0.7333</text:p>
              </table:table-cell>
              <table:table-cell office:value-type="float" office:value="-0.3333">
                <text:p>-0.3333</text:p>
              </table:table-cell>
            </table:table-row>
            <table:table-row>
              <table:table-cell office:value-type="string"/>
              <table:table-cell office:value-type="float" office:value="-1.1623">
                <text:p>-1.1623</text:p>
              </table:table-cell>
              <table:table-cell office:value-type="float" office:value="-0.2984">
                <text:p>-0.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05">
                <text:p>-0.7805</text:p>
              </table:table-cell>
              <table:table-cell office:value-type="float" office:value="-0.4512">
                <text:p>-0.4512</text:p>
              </table:table-cell>
            </table:table-row>
            <table:table-row>
              <table:table-cell office:value-type="string"/>
              <table:table-cell office:value-type="float" office:value="-1.1157">
                <text:p>-1.1157</text:p>
              </table:table-cell>
              <table:table-cell office:value-type="float" office:value="-0.4417">
                <text:p>-0.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35">
                <text:p>-0.8235</text:p>
              </table:table-cell>
              <table:table-cell office:value-type="float" office:value="-0.5587">
                <text:p>-0.5587</text:p>
              </table:table-cell>
            </table:table-row>
            <table:table-row>
              <table:table-cell office:value-type="string"/>
              <table:table-cell office:value-type="float" office:value="-1.0516">
                <text:p>-1.0516</text:p>
              </table:table-cell>
              <table:table-cell office:value-type="float" office:value="-0.5781">
                <text:p>-0.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16">
                <text:p>-0.8616</text:p>
              </table:table-cell>
              <table:table-cell office:value-type="float" office:value="-0.6541">
                <text:p>-0.6541</text:p>
              </table:table-cell>
            </table:table-row>
            <table:table-row>
              <table:table-cell office:value-type="string"/>
              <table:table-cell office:value-type="float" office:value="-0.9708">
                <text:p>-0.9708</text:p>
              </table:table-cell>
              <table:table-cell office:value-type="float" office:value="-0.7053">
                <text:p>-0.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44">
                <text:p>-0.8944</text:p>
              </table:table-cell>
              <table:table-cell office:value-type="float" office:value="-0.7359">
                <text:p>-0.7359</text:p>
              </table:table-cell>
            </table:table-row>
            <table:table-row>
              <table:table-cell office:value-type="string"/>
              <table:table-cell office:value-type="float" office:value="-0.8748">
                <text:p>-0.8748</text:p>
              </table:table-cell>
              <table:table-cell office:value-type="float" office:value="-0.8215">
                <text:p>-0.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48">
                <text:p>-0.8748</text:p>
              </table:table-cell>
              <table:table-cell office:value-type="float" office:value="-0.8215">
                <text:p>-0.8215</text:p>
              </table:table-cell>
            </table:table-row>
            <table:table-row>
              <table:table-cell office:value-type="string"/>
              <table:table-cell office:value-type="float" office:value="-0.7649">
                <text:p>-0.7649</text:p>
              </table:table-cell>
              <table:table-cell office:value-type="float" office:value="-0.9246">
                <text:p>-0.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49">
                <text:p>-0.7649</text:p>
              </table:table-cell>
              <table:table-cell office:value-type="float" office:value="-0.9246">
                <text:p>-0.9246</text:p>
              </table:table-cell>
            </table:table-row>
            <table:table-row>
              <table:table-cell office:value-type="string"/>
              <table:table-cell office:value-type="float" office:value="-0.643">
                <text:p>-0.643</text:p>
              </table:table-cell>
              <table:table-cell office:value-type="float" office:value="-1.0132">
                <text:p>-1.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3">
                <text:p>-0.6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-0.5109">
                <text:p>-0.5109</text:p>
              </table:table-cell>
              <table:table-cell office:value-type="float" office:value="-1.0858">
                <text:p>-1.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09">
                <text:p>-0.51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-0.3708">
                <text:p>-0.3708</text:p>
              </table:table-cell>
              <table:table-cell office:value-type="float" office:value="-1.1413">
                <text:p>-1.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708">
                <text:p>-0.37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-0.2249">
                <text:p>-0.2249</text:p>
              </table:table-cell>
              <table:table-cell office:value-type="float" office:value="-1.1787">
                <text:p>-1.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49">
                <text:p>-0.22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-0.0753">
                <text:p>-0.0753</text:p>
              </table:table-cell>
              <table:table-cell office:value-type="float" office:value="-1.1976">
                <text:p>-1.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3">
                <text:p>-0.0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0753">
                <text:p>0.0753</text:p>
              </table:table-cell>
              <table:table-cell office:value-type="float" office:value="-1.1976">
                <text:p>-1.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3">
                <text:p>0.0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2249">
                <text:p>0.2249</text:p>
              </table:table-cell>
              <table:table-cell office:value-type="float" office:value="-1.1787">
                <text:p>-1.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9">
                <text:p>0.22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3708">
                <text:p>0.3708</text:p>
              </table:table-cell>
              <table:table-cell office:value-type="float" office:value="-1.1413">
                <text:p>-1.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8">
                <text:p>0.37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5109">
                <text:p>0.5109</text:p>
              </table:table-cell>
              <table:table-cell office:value-type="float" office:value="-1.0858">
                <text:p>-1.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9">
                <text:p>0.51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643">
                <text:p>0.643</text:p>
              </table:table-cell>
              <table:table-cell office:value-type="float" office:value="-1.0132">
                <text:p>-1.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3">
                <text:p>0.6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/>
              <table:table-cell office:value-type="float" office:value="0.7649">
                <text:p>0.7649</text:p>
              </table:table-cell>
              <table:table-cell office:value-type="float" office:value="-0.9246">
                <text:p>-0.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49">
                <text:p>0.7649</text:p>
              </table:table-cell>
              <table:table-cell office:value-type="float" office:value="-0.9246">
                <text:p>-0.9246</text:p>
              </table:table-cell>
            </table:table-row>
            <table:table-row>
              <table:table-cell office:value-type="string"/>
              <table:table-cell office:value-type="float" office:value="0.8748">
                <text:p>0.8748</text:p>
              </table:table-cell>
              <table:table-cell office:value-type="float" office:value="-0.8215">
                <text:p>-0.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8">
                <text:p>0.8748</text:p>
              </table:table-cell>
              <table:table-cell office:value-type="float" office:value="-0.8215">
                <text:p>-0.8215</text:p>
              </table:table-cell>
            </table:table-row>
            <table:table-row>
              <table:table-cell office:value-type="string"/>
              <table:table-cell office:value-type="float" office:value="0.9708">
                <text:p>0.9708</text:p>
              </table:table-cell>
              <table:table-cell office:value-type="float" office:value="-0.7053">
                <text:p>-0.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4">
                <text:p>0.8944</text:p>
              </table:table-cell>
              <table:table-cell office:value-type="float" office:value="-0.7359">
                <text:p>-0.7359</text:p>
              </table:table-cell>
            </table:table-row>
            <table:table-row>
              <table:table-cell office:value-type="string"/>
              <table:table-cell office:value-type="float" office:value="1.0516">
                <text:p>1.0516</text:p>
              </table:table-cell>
              <table:table-cell office:value-type="float" office:value="-0.5781">
                <text:p>-0.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16">
                <text:p>0.8616</text:p>
              </table:table-cell>
              <table:table-cell office:value-type="float" office:value="-0.6541">
                <text:p>-0.6541</text:p>
              </table:table-cell>
            </table:table-row>
            <table:table-row>
              <table:table-cell office:value-type="string"/>
              <table:table-cell office:value-type="float" office:value="1.1157">
                <text:p>1.1157</text:p>
              </table:table-cell>
              <table:table-cell office:value-type="float" office:value="-0.4417">
                <text:p>-0.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35">
                <text:p>0.8235</text:p>
              </table:table-cell>
              <table:table-cell office:value-type="float" office:value="-0.5587">
                <text:p>-0.5587</text:p>
              </table:table-cell>
            </table:table-row>
            <table:table-row>
              <table:table-cell office:value-type="string"/>
              <table:table-cell office:value-type="float" office:value="1.1623">
                <text:p>1.1623</text:p>
              </table:table-cell>
              <table:table-cell office:value-type="float" office:value="-0.2984">
                <text:p>-0.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05">
                <text:p>0.7805</text:p>
              </table:table-cell>
              <table:table-cell office:value-type="float" office:value="-0.4512">
                <text:p>-0.4512</text:p>
              </table:table-cell>
            </table:table-row>
            <table:table-row>
              <table:table-cell office:value-type="string"/>
              <table:table-cell office:value-type="float" office:value="1.1905">
                <text:p>1.1905</text:p>
              </table:table-cell>
              <table:table-cell office:value-type="float" office:value="-0.1504">
                <text:p>-0.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3">
                <text:p>0.7333</text:p>
              </table:table-cell>
              <table:table-cell office:value-type="float" office:value="-0.3333">
                <text:p>-0.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076cm" svg:height="23.323cm" xlink:href=".." xlink:type="simple" chart:class="chart:scatter" chart:style-name="ch1">
        <chart:plot-area chart:style-name="ch2" table:cell-range-address="WOOO.L4:WOOO.L7 WOOO.C4:WOOO.D53 WOOO.B3:WOOO.B3 WOOO.K3:WOOO.K3 WOOO.F3:WOOO.F3 WOOO.H4:WOOO.H53" chart:data-source-has-labels="both" svg:x="1.709cm" svg:y="1.861cm" svg:width="21.183cm" svg:height="20.41cm">
          <chartooo:coordinate-region svg:x="2cm" svg:y="2.061cm" svg:width="20.652cm" svg:height="20.011cm"/>
          <chart:axis chart:dimension="x" chart:name="primary-x" chart:style-name="ch3" chartooo:axis-type="auto">
            <chart:categories table:cell-range-address="WOOO.L4:WOOO.L7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WOOO.D4:WOOO.D53" chart:label-cell-address="WOOO.B3:WOOO.B3" chart:class="chart:scatter">
            <chart:domain table:cell-range-address="WOOO.C4:WOOO.C53"/>
            <chart:data-point chart:repeated="50"/>
          </chart:series>
          <chart:series chart:style-name="ch6" chart:values-cell-range-address="WOOO.L4:WOOO.L7" chart:label-cell-address="WOOO.K3:WOOO.K3" chart:class="chart:scatter">
            <chart:domain table:cell-range-address="WOOO.K4:WOOO.K7"/>
            <chart:data-point chart:repeated="4"/>
          </chart:series>
          <chart:series chart:style-name="ch7" chart:values-cell-range-address="WOOO.H4:WOOO.H53" chart:label-cell-address="WOOO.F3:WOOO.F3" chart:class="chart:scatter">
            <chart:domain table:cell-range-address="WOOO.G4:WOOO.G53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riginal</text:p>
                <draw:g>
                  <svg:desc>WOOO.B3:WOOO.B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poly</text:p>
                <draw:g>
                  <svg:desc>WOOO.K3:WOOO.K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Projection</text:p>
                <draw:g>
                  <svg:desc>WOOO.F3:WOOO.F3</svg:desc>
                </draw:g>
              </table:table-cell>
            </table:table-row>
          </table:table-header-rows>
          <table:table-rows>
            <table:table-row>
              <table:table-cell office:value-type="float" office:value="1.5">
                <text:p/>
                <draw:g>
                  <svg:desc>WOOO.L4:WOOO.L7</svg:desc>
                </draw:g>
              </table:table-cell>
              <table:table-cell office:value-type="float" office:value="1.2">
                <text:p>1.2</text:p>
                <draw:g>
                  <svg:desc>WOOO.C4:WOOO.C53</svg:desc>
                </draw:g>
              </table:table-cell>
              <table:table-cell office:value-type="float" office:value="0">
                <text:p>0</text:p>
                <draw:g>
                  <svg:desc>WOOO.D4:WOOO.D53</svg:desc>
                </draw:g>
              </table:table-cell>
              <table:table-cell office:value-type="float" office:value="0">
                <text:p>0</text:p>
                <draw:g>
                  <svg:desc>WOOO.K4:WOOO.K7</svg:desc>
                </draw:g>
              </table:table-cell>
              <table:table-cell office:value-type="float" office:value="1.5">
                <text:p>1.5</text:p>
                <draw:g>
                  <svg:desc>WOOO.L4:WOOO.L7</svg:desc>
                </draw:g>
              </table:table-cell>
              <table:table-cell office:value-type="float" office:value="0.6828">
                <text:p>0.6828</text:p>
                <draw:g>
                  <svg:desc>WOOO.G4:WOOO.G53</svg:desc>
                </draw:g>
              </table:table-cell>
              <table:table-cell office:value-type="float" office:value="-0.2069">
                <text:p>-0.2069</text:p>
                <draw:g>
                  <svg:desc>WOOO.H4:WOOO.H53</svg:desc>
                </draw:g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.1905">
                <text:p>1.1905</text:p>
              </table:table-cell>
              <table:table-cell office:value-type="float" office:value="0.1504">
                <text:p>0.150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.6296">
                <text:p>0.6296</text:p>
              </table:table-cell>
              <table:table-cell office:value-type="float" office:value="-0.074">
                <text:p>-0.07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1.1623">
                <text:p>1.1623</text:p>
              </table:table-cell>
              <table:table-cell office:value-type="float" office:value="0.2984">
                <text:p>0.29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47">
                <text:p>0.5747</text:p>
              </table:table-cell>
              <table:table-cell office:value-type="float" office:value="0.0634">
                <text:p>0.0634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.1157">
                <text:p>1.1157</text:p>
              </table:table-cell>
              <table:table-cell office:value-type="float" office:value="0.4417">
                <text:p>0.4417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.5188">
                <text:p>0.5188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/>
              <table:table-cell office:value-type="float" office:value="1.0516">
                <text:p>1.0516</text:p>
              </table:table-cell>
              <table:table-cell office:value-type="float" office:value="0.5781">
                <text:p>0.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9">
                <text:p>0.4629</text:p>
              </table:table-cell>
              <table:table-cell office:value-type="float" office:value="0.3427">
                <text:p>0.3427</text:p>
              </table:table-cell>
            </table:table-row>
            <table:table-row>
              <table:table-cell office:value-type="string"/>
              <table:table-cell office:value-type="float" office:value="0.9708">
                <text:p>0.9708</text:p>
              </table:table-cell>
              <table:table-cell office:value-type="float" office:value="0.7053">
                <text:p>0.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9">
                <text:p>0.4079</text:p>
              </table:table-cell>
              <table:table-cell office:value-type="float" office:value="0.4802">
                <text:p>0.4802</text:p>
              </table:table-cell>
            </table:table-row>
            <table:table-row>
              <table:table-cell office:value-type="string"/>
              <table:table-cell office:value-type="float" office:value="0.8748">
                <text:p>0.8748</text:p>
              </table:table-cell>
              <table:table-cell office:value-type="float" office:value="0.8215">
                <text:p>0.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6">
                <text:p>0.354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string"/>
              <table:table-cell office:value-type="float" office:value="0.7649">
                <text:p>0.7649</text:p>
              </table:table-cell>
              <table:table-cell office:value-type="float" office:value="0.9246">
                <text:p>0.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9">
                <text:p>0.3039</text:p>
              </table:table-cell>
              <table:table-cell office:value-type="float" office:value="0.7402">
                <text:p>0.7402</text:p>
              </table:table-cell>
            </table:table-row>
            <table:table-row>
              <table:table-cell office:value-type="string"/>
              <table:table-cell office:value-type="float" office:value="0.643">
                <text:p>0.643</text:p>
              </table:table-cell>
              <table:table-cell office:value-type="float" office:value="1.0132">
                <text:p>1.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6">
                <text:p>0.2566</text:p>
              </table:table-cell>
              <table:table-cell office:value-type="float" office:value="0.8586">
                <text:p>0.8586</text:p>
              </table:table-cell>
            </table:table-row>
            <table:table-row>
              <table:table-cell office:value-type="string"/>
              <table:table-cell office:value-type="float" office:value="0.5109">
                <text:p>0.5109</text:p>
              </table:table-cell>
              <table:table-cell office:value-type="float" office:value="1.0858">
                <text:p>1.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3">
                <text:p>0.2133</text:p>
              </table:table-cell>
              <table:table-cell office:value-type="float" office:value="0.9667">
                <text:p>0.9667</text:p>
              </table:table-cell>
            </table:table-row>
            <table:table-row>
              <table:table-cell office:value-type="string"/>
              <table:table-cell office:value-type="float" office:value="0.3708">
                <text:p>0.3708</text:p>
              </table:table-cell>
              <table:table-cell office:value-type="float" office:value="1.1413">
                <text:p>1.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8">
                <text:p>0.1748</text:p>
              </table:table-cell>
              <table:table-cell office:value-type="float" office:value="1.0629">
                <text:p>1.0629</text:p>
              </table:table-cell>
            </table:table-row>
            <table:table-row>
              <table:table-cell office:value-type="string"/>
              <table:table-cell office:value-type="float" office:value="0.2249">
                <text:p>0.2249</text:p>
              </table:table-cell>
              <table:table-cell office:value-type="float" office:value="1.1787">
                <text:p>1.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8">
                <text:p>0.1418</text:p>
              </table:table-cell>
              <table:table-cell office:value-type="float" office:value="1.1455">
                <text:p>1.1455</text:p>
              </table:table-cell>
            </table:table-row>
            <table:table-row>
              <table:table-cell office:value-type="string"/>
              <table:table-cell office:value-type="float" office:value="0.0753">
                <text:p>0.0753</text:p>
              </table:table-cell>
              <table:table-cell office:value-type="float" office:value="1.1976">
                <text:p>1.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3">
                <text:p>0.0753</text:p>
              </table:table-cell>
              <table:table-cell office:value-type="float" office:value="1.1976">
                <text:p>1.1976</text:p>
              </table:table-cell>
            </table:table-row>
            <table:table-row>
              <table:table-cell office:value-type="string"/>
              <table:table-cell office:value-type="float" office:value="-0.0753">
                <text:p>-0.0753</text:p>
              </table:table-cell>
              <table:table-cell office:value-type="float" office:value="1.1976">
                <text:p>1.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53">
                <text:p>-0.0753</text:p>
              </table:table-cell>
              <table:table-cell office:value-type="float" office:value="1.1976">
                <text:p>1.1976</text:p>
              </table:table-cell>
            </table:table-row>
            <table:table-row>
              <table:table-cell office:value-type="string"/>
              <table:table-cell office:value-type="float" office:value="-0.2249">
                <text:p>-0.2249</text:p>
              </table:table-cell>
              <table:table-cell office:value-type="float" office:value="1.1787">
                <text:p>1.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418">
                <text:p>-0.1418</text:p>
              </table:table-cell>
              <table:table-cell office:value-type="float" office:value="1.1455">
                <text:p>1.1455</text:p>
              </table:table-cell>
            </table:table-row>
            <table:table-row>
              <table:table-cell office:value-type="string"/>
              <table:table-cell office:value-type="float" office:value="-0.3708">
                <text:p>-0.3708</text:p>
              </table:table-cell>
              <table:table-cell office:value-type="float" office:value="1.1413">
                <text:p>1.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48">
                <text:p>-0.1748</text:p>
              </table:table-cell>
              <table:table-cell office:value-type="float" office:value="1.0629">
                <text:p>1.0629</text:p>
              </table:table-cell>
            </table:table-row>
            <table:table-row>
              <table:table-cell office:value-type="string"/>
              <table:table-cell office:value-type="float" office:value="-0.5109">
                <text:p>-0.5109</text:p>
              </table:table-cell>
              <table:table-cell office:value-type="float" office:value="1.0858">
                <text:p>1.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133">
                <text:p>-0.2133</text:p>
              </table:table-cell>
              <table:table-cell office:value-type="float" office:value="0.9667">
                <text:p>0.9667</text:p>
              </table:table-cell>
            </table:table-row>
            <table:table-row>
              <table:table-cell office:value-type="string"/>
              <table:table-cell office:value-type="float" office:value="-0.643">
                <text:p>-0.643</text:p>
              </table:table-cell>
              <table:table-cell office:value-type="float" office:value="1.0132">
                <text:p>1.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566">
                <text:p>-0.2566</text:p>
              </table:table-cell>
              <table:table-cell office:value-type="float" office:value="0.8586">
                <text:p>0.8586</text:p>
              </table:table-cell>
            </table:table-row>
            <table:table-row>
              <table:table-cell office:value-type="string"/>
              <table:table-cell office:value-type="float" office:value="-0.7649">
                <text:p>-0.7649</text:p>
              </table:table-cell>
              <table:table-cell office:value-type="float" office:value="0.9246">
                <text:p>0.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039">
                <text:p>-0.3039</text:p>
              </table:table-cell>
              <table:table-cell office:value-type="float" office:value="0.7402">
                <text:p>0.7402</text:p>
              </table:table-cell>
            </table:table-row>
            <table:table-row>
              <table:table-cell office:value-type="string"/>
              <table:table-cell office:value-type="float" office:value="-0.8748">
                <text:p>-0.8748</text:p>
              </table:table-cell>
              <table:table-cell office:value-type="float" office:value="0.8215">
                <text:p>0.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546">
                <text:p>-0.3546</text:p>
              </table:table-cell>
              <table:table-cell office:value-type="float" office:value="0.6134">
                <text:p>0.6134</text:p>
              </table:table-cell>
            </table:table-row>
            <table:table-row>
              <table:table-cell office:value-type="string"/>
              <table:table-cell office:value-type="float" office:value="-0.9708">
                <text:p>-0.9708</text:p>
              </table:table-cell>
              <table:table-cell office:value-type="float" office:value="0.7053">
                <text:p>0.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079">
                <text:p>-0.4079</text:p>
              </table:table-cell>
              <table:table-cell office:value-type="float" office:value="0.4802">
                <text:p>0.4802</text:p>
              </table:table-cell>
            </table:table-row>
            <table:table-row>
              <table:table-cell office:value-type="string"/>
              <table:table-cell office:value-type="float" office:value="-1.0516">
                <text:p>-1.0516</text:p>
              </table:table-cell>
              <table:table-cell office:value-type="float" office:value="0.5781">
                <text:p>0.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29">
                <text:p>-0.4629</text:p>
              </table:table-cell>
              <table:table-cell office:value-type="float" office:value="0.3427">
                <text:p>0.3427</text:p>
              </table:table-cell>
            </table:table-row>
            <table:table-row>
              <table:table-cell office:value-type="string"/>
              <table:table-cell office:value-type="float" office:value="-1.1157">
                <text:p>-1.1157</text:p>
              </table:table-cell>
              <table:table-cell office:value-type="float" office:value="0.4417">
                <text:p>0.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8">
                <text:p>-0.5188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/>
              <table:table-cell office:value-type="float" office:value="-1.1623">
                <text:p>-1.1623</text:p>
              </table:table-cell>
              <table:table-cell office:value-type="float" office:value="0.2984">
                <text:p>0.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47">
                <text:p>-0.5747</text:p>
              </table:table-cell>
              <table:table-cell office:value-type="float" office:value="0.0634">
                <text:p>0.0634</text:p>
              </table:table-cell>
            </table:table-row>
            <table:table-row>
              <table:table-cell office:value-type="string"/>
              <table:table-cell office:value-type="float" office:value="-1.1905">
                <text:p>-1.1905</text:p>
              </table:table-cell>
              <table:table-cell office:value-type="float" office:value="0.1504">
                <text:p>0.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96">
                <text:p>-0.6296</text:p>
              </table:table-cell>
              <table:table-cell office:value-type="float" office:value="-0.074">
                <text:p>-0.074</text:p>
              </table:table-cell>
            </table:table-row>
            <table:table-row>
              <table:table-cell office:value-type="string"/>
              <table:table-cell office:value-type="float" office:value="-1.2">
                <text:p>-1.2</text:p>
              </table:table-cell>
              <table:table-cell office:value-type="float" office:value="-0.00000010491">
                <text:p>-0.00000010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-0.00000010491">
                <text:p>-0.00000010491</text:p>
              </table:table-cell>
            </table:table-row>
            <table:table-row>
              <table:table-cell office:value-type="string"/>
              <table:table-cell office:value-type="float" office:value="-1.1905">
                <text:p>-1.1905</text:p>
              </table:table-cell>
              <table:table-cell office:value-type="float" office:value="-0.1504">
                <text:p>-0.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33">
                <text:p>-0.7333</text:p>
              </table:table-cell>
              <table:table-cell office:value-type="float" office:value="-0.3333">
                <text:p>-0.3333</text:p>
              </table:table-cell>
            </table:table-row>
            <table:table-row>
              <table:table-cell office:value-type="string"/>
              <table:table-cell office:value-type="float" office:value="-1.1623">
                <text:p>-1.1623</text:p>
              </table:table-cell>
              <table:table-cell office:value-type="float" office:value="-0.2984">
                <text:p>-0.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05">
                <text:p>-0.7805</text:p>
              </table:table-cell>
              <table:table-cell office:value-type="float" office:value="-0.4512">
                <text:p>-0.4512</text:p>
              </table:table-cell>
            </table:table-row>
            <table:table-row>
              <table:table-cell office:value-type="string"/>
              <table:table-cell office:value-type="float" office:value="-1.1157">
                <text:p>-1.1157</text:p>
              </table:table-cell>
              <table:table-cell office:value-type="float" office:value="-0.4417">
                <text:p>-0.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35">
                <text:p>-0.8235</text:p>
              </table:table-cell>
              <table:table-cell office:value-type="float" office:value="-0.5587">
                <text:p>-0.5587</text:p>
              </table:table-cell>
            </table:table-row>
            <table:table-row>
              <table:table-cell office:value-type="string"/>
              <table:table-cell office:value-type="float" office:value="-1.0516">
                <text:p>-1.0516</text:p>
              </table:table-cell>
              <table:table-cell office:value-type="float" office:value="-0.5781">
                <text:p>-0.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16">
                <text:p>-0.8616</text:p>
              </table:table-cell>
              <table:table-cell office:value-type="float" office:value="-0.6541">
                <text:p>-0.6541</text:p>
              </table:table-cell>
            </table:table-row>
            <table:table-row>
              <table:table-cell office:value-type="string"/>
              <table:table-cell office:value-type="float" office:value="-0.9708">
                <text:p>-0.9708</text:p>
              </table:table-cell>
              <table:table-cell office:value-type="float" office:value="-0.7053">
                <text:p>-0.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44">
                <text:p>-0.8944</text:p>
              </table:table-cell>
              <table:table-cell office:value-type="float" office:value="-0.7359">
                <text:p>-0.7359</text:p>
              </table:table-cell>
            </table:table-row>
            <table:table-row>
              <table:table-cell office:value-type="string"/>
              <table:table-cell office:value-type="float" office:value="-0.8748">
                <text:p>-0.8748</text:p>
              </table:table-cell>
              <table:table-cell office:value-type="float" office:value="-0.8215">
                <text:p>-0.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48">
                <text:p>-0.8748</text:p>
              </table:table-cell>
              <table:table-cell office:value-type="float" office:value="-0.8215">
                <text:p>-0.8215</text:p>
              </table:table-cell>
            </table:table-row>
            <table:table-row>
              <table:table-cell office:value-type="string"/>
              <table:table-cell office:value-type="float" office:value="-0.7649">
                <text:p>-0.7649</text:p>
              </table:table-cell>
              <table:table-cell office:value-type="float" office:value="-0.9246">
                <text:p>-0.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48">
                <text:p>-0.8448</text:p>
              </table:table-cell>
              <table:table-cell office:value-type="float" office:value="-0.8448">
                <text:p>-0.8448</text:p>
              </table:table-cell>
            </table:table-row>
            <table:table-row>
              <table:table-cell office:value-type="string"/>
              <table:table-cell office:value-type="float" office:value="-0.643">
                <text:p>-0.643</text:p>
              </table:table-cell>
              <table:table-cell office:value-type="float" office:value="-1.0132">
                <text:p>-1.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81">
                <text:p>-0.8281</text:p>
              </table:table-cell>
              <table:table-cell office:value-type="float" office:value="-0.8281">
                <text:p>-0.8281</text:p>
              </table:table-cell>
            </table:table-row>
            <table:table-row>
              <table:table-cell office:value-type="string"/>
              <table:table-cell office:value-type="float" office:value="-0.5109">
                <text:p>-0.5109</text:p>
              </table:table-cell>
              <table:table-cell office:value-type="float" office:value="-1.0858">
                <text:p>-1.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84">
                <text:p>-0.7984</text:p>
              </table:table-cell>
              <table:table-cell office:value-type="float" office:value="-0.7984">
                <text:p>-0.7984</text:p>
              </table:table-cell>
            </table:table-row>
            <table:table-row>
              <table:table-cell office:value-type="string"/>
              <table:table-cell office:value-type="float" office:value="-0.3708">
                <text:p>-0.3708</text:p>
              </table:table-cell>
              <table:table-cell office:value-type="float" office:value="-1.1413">
                <text:p>-1.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6">
                <text:p>-0.756</text:p>
              </table:table-cell>
              <table:table-cell office:value-type="float" office:value="-0.756">
                <text:p>-0.756</text:p>
              </table:table-cell>
            </table:table-row>
            <table:table-row>
              <table:table-cell office:value-type="string"/>
              <table:table-cell office:value-type="float" office:value="-0.2249">
                <text:p>-0.2249</text:p>
              </table:table-cell>
              <table:table-cell office:value-type="float" office:value="-1.1787">
                <text:p>-1.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18">
                <text:p>-0.7018</text:p>
              </table:table-cell>
              <table:table-cell office:value-type="float" office:value="-0.7018">
                <text:p>-0.7018</text:p>
              </table:table-cell>
            </table:table-row>
            <table:table-row>
              <table:table-cell office:value-type="string"/>
              <table:table-cell office:value-type="float" office:value="-0.0753">
                <text:p>-0.0753</text:p>
              </table:table-cell>
              <table:table-cell office:value-type="float" office:value="-1.1976">
                <text:p>-1.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65">
                <text:p>-0.6365</text:p>
              </table:table-cell>
              <table:table-cell office:value-type="float" office:value="-0.6365">
                <text:p>-0.6365</text:p>
              </table:table-cell>
            </table:table-row>
            <table:table-row>
              <table:table-cell office:value-type="string"/>
              <table:table-cell office:value-type="float" office:value="0.0753">
                <text:p>0.0753</text:p>
              </table:table-cell>
              <table:table-cell office:value-type="float" office:value="-1.1976">
                <text:p>-1.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5">
                <text:p>0.6365</text:p>
              </table:table-cell>
              <table:table-cell office:value-type="float" office:value="-0.6365">
                <text:p>-0.6365</text:p>
              </table:table-cell>
            </table:table-row>
            <table:table-row>
              <table:table-cell office:value-type="string"/>
              <table:table-cell office:value-type="float" office:value="0.2249">
                <text:p>0.2249</text:p>
              </table:table-cell>
              <table:table-cell office:value-type="float" office:value="-1.1787">
                <text:p>-1.1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8">
                <text:p>0.7018</text:p>
              </table:table-cell>
              <table:table-cell office:value-type="float" office:value="-0.7018">
                <text:p>-0.7018</text:p>
              </table:table-cell>
            </table:table-row>
            <table:table-row>
              <table:table-cell office:value-type="string"/>
              <table:table-cell office:value-type="float" office:value="0.3708">
                <text:p>0.3708</text:p>
              </table:table-cell>
              <table:table-cell office:value-type="float" office:value="-1.1413">
                <text:p>-1.1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6">
                <text:p>0.756</text:p>
              </table:table-cell>
              <table:table-cell office:value-type="float" office:value="-0.756">
                <text:p>-0.756</text:p>
              </table:table-cell>
            </table:table-row>
            <table:table-row>
              <table:table-cell office:value-type="string"/>
              <table:table-cell office:value-type="float" office:value="0.5109">
                <text:p>0.5109</text:p>
              </table:table-cell>
              <table:table-cell office:value-type="float" office:value="-1.0858">
                <text:p>-1.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84">
                <text:p>0.7984</text:p>
              </table:table-cell>
              <table:table-cell office:value-type="float" office:value="-0.7984">
                <text:p>-0.7984</text:p>
              </table:table-cell>
            </table:table-row>
            <table:table-row>
              <table:table-cell office:value-type="string"/>
              <table:table-cell office:value-type="float" office:value="0.643">
                <text:p>0.643</text:p>
              </table:table-cell>
              <table:table-cell office:value-type="float" office:value="-1.0132">
                <text:p>-1.0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81">
                <text:p>0.8281</text:p>
              </table:table-cell>
              <table:table-cell office:value-type="float" office:value="-0.8281">
                <text:p>-0.8281</text:p>
              </table:table-cell>
            </table:table-row>
            <table:table-row>
              <table:table-cell office:value-type="string"/>
              <table:table-cell office:value-type="float" office:value="0.7649">
                <text:p>0.7649</text:p>
              </table:table-cell>
              <table:table-cell office:value-type="float" office:value="-0.9246">
                <text:p>-0.9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48">
                <text:p>0.8448</text:p>
              </table:table-cell>
              <table:table-cell office:value-type="float" office:value="-0.8448">
                <text:p>-0.8448</text:p>
              </table:table-cell>
            </table:table-row>
            <table:table-row>
              <table:table-cell office:value-type="string"/>
              <table:table-cell office:value-type="float" office:value="0.8748">
                <text:p>0.8748</text:p>
              </table:table-cell>
              <table:table-cell office:value-type="float" office:value="-0.8215">
                <text:p>-0.8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8">
                <text:p>0.8748</text:p>
              </table:table-cell>
              <table:table-cell office:value-type="float" office:value="-0.8215">
                <text:p>-0.8215</text:p>
              </table:table-cell>
            </table:table-row>
            <table:table-row>
              <table:table-cell office:value-type="string"/>
              <table:table-cell office:value-type="float" office:value="0.9708">
                <text:p>0.9708</text:p>
              </table:table-cell>
              <table:table-cell office:value-type="float" office:value="-0.7053">
                <text:p>-0.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4">
                <text:p>0.8944</text:p>
              </table:table-cell>
              <table:table-cell office:value-type="float" office:value="-0.7359">
                <text:p>-0.7359</text:p>
              </table:table-cell>
            </table:table-row>
            <table:table-row>
              <table:table-cell office:value-type="string"/>
              <table:table-cell office:value-type="float" office:value="1.0516">
                <text:p>1.0516</text:p>
              </table:table-cell>
              <table:table-cell office:value-type="float" office:value="-0.5781">
                <text:p>-0.5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16">
                <text:p>0.8616</text:p>
              </table:table-cell>
              <table:table-cell office:value-type="float" office:value="-0.6541">
                <text:p>-0.6541</text:p>
              </table:table-cell>
            </table:table-row>
            <table:table-row>
              <table:table-cell office:value-type="string"/>
              <table:table-cell office:value-type="float" office:value="1.1157">
                <text:p>1.1157</text:p>
              </table:table-cell>
              <table:table-cell office:value-type="float" office:value="-0.4417">
                <text:p>-0.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35">
                <text:p>0.8235</text:p>
              </table:table-cell>
              <table:table-cell office:value-type="float" office:value="-0.5587">
                <text:p>-0.5587</text:p>
              </table:table-cell>
            </table:table-row>
            <table:table-row>
              <table:table-cell office:value-type="string"/>
              <table:table-cell office:value-type="float" office:value="1.1623">
                <text:p>1.1623</text:p>
              </table:table-cell>
              <table:table-cell office:value-type="float" office:value="-0.2984">
                <text:p>-0.2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05">
                <text:p>0.7805</text:p>
              </table:table-cell>
              <table:table-cell office:value-type="float" office:value="-0.4512">
                <text:p>-0.4512</text:p>
              </table:table-cell>
            </table:table-row>
            <table:table-row>
              <table:table-cell office:value-type="string"/>
              <table:table-cell office:value-type="float" office:value="1.1905">
                <text:p>1.1905</text:p>
              </table:table-cell>
              <table:table-cell office:value-type="float" office:value="-0.1504">
                <text:p>-0.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3">
                <text:p>0.7333</text:p>
              </table:table-cell>
              <table:table-cell office:value-type="float" office:value="-0.3333">
                <text:p>-0.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